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2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6" style:family="table-cell" style:parent-style-name="_19968__33324__32_2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8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9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0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22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23" style:family="table-cell" style:parent-style-name="_19968__33324__Book3" style:data-style-name="N5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4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5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26" style:family="table-cell" style:parent-style-name="_19968__33324__32_2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29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 style:font-family-generic="swiss"/>
    </style:style>
    <style:style style:name="ce30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style:font-family-generic="swiss"/>
    </style:style>
    <style:style style:name="ce31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3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33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 style:font-family-generic="swiss"/>
    </style:style>
    <style:style style:name="ce35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36" style:family="table-cell" style:parent-style-name="_19968__33324__32_2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8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9" style:family="table-cell" style:parent-style-name="_19968__33324__32_2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40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41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2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15pt" style:use-optimal-row-height="false" fo:break-before="auto"/>
    </style:style>
    <style:style style:name="ro6" style:family="table-row">
      <style:table-row-properties style:row-height="22.9pt" style:use-optimal-row-height="false" fo:break-before="auto"/>
    </style:style>
    <style:style style:name="ro7" style:family="table-row">
      <style:table-row-properties style:row-height="25.9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3.4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3" table:default-cell-style-name="ce34"/>
        <table:table-column table:style-name="co4" table:default-cell-style-name="ce34"/>
        <table:table-column table:style-name="co5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3" table:default-cell-style-name="ce1"/>
        <table:table-column table:style-name="co6" table:default-cell-style-name="ce35"/>
        <table:table-column table:style-name="co7" table:number-columns-repeated="16352" table:default-cell-style-name="ce1"/>
        <table:table-row table:style-name="ro1">
          <table:table-cell office:value-type="string" table:number-columns-spanned="32" table:number-rows-spanned="1" table:style-name="ce37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1" table:style-name="ce2"/>
          <table:table-cell office:value-type="string" table:number-columns-spanned="6" table:number-rows-spanned="1" table:style-name="ce38">
            <text:p>中 華 民 國 108 年 9 月 底</text:p>
          </table:table-cell>
          <table:covered-table-cell table:number-columns-repeated="5"/>
          <table:table-cell table:number-columns-repeated="10" table:style-name="ce2"/>
          <table:table-cell table:number-columns-repeated="2" table:style-name="ce3"/>
          <table:table-cell office:value-type="string" table:style-name="ce4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39">
            <text:p>區域別</text:p>
          </table:table-cell>
          <table:table-cell office:value-type="string" table:number-columns-spanned="3" table:number-rows-spanned="1" table:style-name="ce40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41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42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42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42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42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43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36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7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8">
            <text:p>總 <text:s text:c="3"/>計</text:p>
          </table:table-cell>
          <table:table-cell office:value-type="float" office:value="23593783" table:style-name="ce9">
            <text:p>23,593,783</text:p>
          </table:table-cell>
          <table:table-cell office:value-type="float" office:value="11704227" table:style-name="ce9">
            <text:p>11,704,227</text:p>
          </table:table-cell>
          <table:table-cell office:value-type="float" office:value="11889556" table:style-name="ce9">
            <text:p>11,889,556</text:p>
          </table:table-cell>
          <table:table-cell office:value-type="float" office:value="985693" table:style-name="ce9">
            <text:p>985,693</text:p>
          </table:table-cell>
          <table:table-cell office:value-type="float" office:value="510575" table:style-name="ce9">
            <text:p>510,575</text:p>
          </table:table-cell>
          <table:table-cell office:value-type="float" office:value="475118" table:style-name="ce9">
            <text:p>475,118</text:p>
          </table:table-cell>
          <table:table-cell office:value-type="float" office:value="4.1777658122904668" table:style-name="ce10">
            <text:p>4.18</text:p>
          </table:table-cell>
          <table:table-cell office:value-type="float" office:value="1406538" table:style-name="ce9">
            <text:p>1,406,538</text:p>
          </table:table-cell>
          <table:table-cell office:value-type="float" office:value="728275" table:style-name="ce9">
            <text:p>728,275</text:p>
          </table:table-cell>
          <table:table-cell office:value-type="float" office:value="678263" table:style-name="ce9">
            <text:p>678,263</text:p>
          </table:table-cell>
          <table:table-cell office:value-type="float" office:value="5.9614772247417891" table:style-name="ce11">
            <text:p>5.96</text:p>
          </table:table-cell>
          <table:table-cell office:value-type="float" office:value="2398231" table:style-name="ce9">
            <text:p>2,398,231</text:p>
          </table:table-cell>
          <table:table-cell office:value-type="float" office:value="1244259" table:style-name="ce9">
            <text:p>1,244,259</text:p>
          </table:table-cell>
          <table:table-cell office:value-type="float" office:value="1153972" table:style-name="ce9">
            <text:p>1,153,972</text:p>
          </table:table-cell>
          <table:table-cell office:value-type="float" office:value="10.164673465039497" table:style-name="ce10">
            <text:p>10.16</text:p>
          </table:table-cell>
          <table:table-cell office:value-type="float" office:value="2601929" table:style-name="ce9">
            <text:p>2,601,929</text:p>
          </table:table-cell>
          <table:table-cell office:value-type="float" office:value="1350462" table:style-name="ce9">
            <text:p>1,350,462</text:p>
          </table:table-cell>
          <table:table-cell office:value-type="float" office:value="1251467" table:style-name="ce9">
            <text:p>1,251,467</text:p>
          </table:table-cell>
          <table:table-cell office:value-type="float" office:value="11.028028019076041" table:style-name="ce10">
            <text:p>11.03</text:p>
          </table:table-cell>
          <table:table-cell office:value-type="float" office:value="1320675" table:style-name="ce9">
            <text:p>1,320,675</text:p>
          </table:table-cell>
          <table:table-cell office:value-type="float" office:value="690335" table:style-name="ce9">
            <text:p>690,335</text:p>
          </table:table-cell>
          <table:table-cell office:value-type="float" office:value="630340" table:style-name="ce9">
            <text:p>630,340</text:p>
          </table:table-cell>
          <table:table-cell office:value-type="float" office:value="5.5975550847441466" table:style-name="ce10">
            <text:p>5.60</text:p>
          </table:table-cell>
          <table:table-cell office:value-type="float" office:value="19306145" table:style-name="ce9">
            <text:p>19,306,145</text:p>
          </table:table-cell>
          <table:table-cell office:value-type="float" office:value="9473138" table:style-name="ce9">
            <text:p>9,473,138</text:p>
          </table:table-cell>
          <table:table-cell office:value-type="float" office:value="9833007" table:style-name="ce9">
            <text:p>9,833,007</text:p>
          </table:table-cell>
          <table:table-cell office:value-type="float" office:value="81.827255086647185" table:style-name="ce10">
            <text:p>81.83</text:p>
          </table:table-cell>
          <table:table-cell office:value-type="float" office:value="3552687" table:style-name="ce9">
            <text:p>3,552,687</text:p>
          </table:table-cell>
          <table:table-cell office:value-type="float" office:value="1623850" table:style-name="ce9">
            <text:p>1,623,850</text:p>
          </table:table-cell>
          <table:table-cell office:value-type="float" office:value="1928837" table:style-name="ce9">
            <text:p>1,928,837</text:p>
          </table:table-cell>
          <table:table-cell office:value-type="float" office:value="15.057725164294339" table:style-name="ce10">
            <text:p>15.06</text:p>
          </table:table-cell>
          <table:table-cell table:number-columns-repeated="16352"/>
        </table:table-row>
        <table:table-row table:style-name="ro2">
          <table:table-cell office:value-type="string" table:style-name="ce12">
            <text:p>新北市</text:p>
          </table:table-cell>
          <table:table-cell office:value-type="float" office:value="4012918" table:style-name="ce13">
            <text:p>4,012,918</text:p>
          </table:table-cell>
          <table:table-cell office:value-type="float" office:value="1961380" table:style-name="ce13">
            <text:p>1,961,380</text:p>
          </table:table-cell>
          <table:table-cell office:value-type="float" office:value="2051538" table:style-name="ce13">
            <text:p>2,051,538</text:p>
          </table:table-cell>
          <table:table-cell office:value-type="float" office:value="153591" table:style-name="ce13">
            <text:p>153,591</text:p>
          </table:table-cell>
          <table:table-cell office:value-type="float" office:value="79305" table:style-name="ce13">
            <text:p>79,305</text:p>
          </table:table-cell>
          <table:table-cell office:value-type="float" office:value="74286" table:style-name="ce13">
            <text:p>74,286</text:p>
          </table:table-cell>
          <table:table-cell office:value-type="float" office:value="3.8274143653072406" table:style-name="ce14">
            <text:p>3.83</text:p>
          </table:table-cell>
          <table:table-cell office:value-type="float" office:value="223378" table:style-name="ce13">
            <text:p>223,378</text:p>
          </table:table-cell>
          <table:table-cell office:value-type="float" office:value="115426" table:style-name="ce13">
            <text:p>115,426</text:p>
          </table:table-cell>
          <table:table-cell office:value-type="float" office:value="107952" table:style-name="ce13">
            <text:p>107,952</text:p>
          </table:table-cell>
          <table:table-cell office:value-type="float" office:value="5.5664730752036293" table:style-name="ce15">
            <text:p>5.57</text:p>
          </table:table-cell>
          <table:table-cell office:value-type="float" office:value="387533" table:style-name="ce13">
            <text:p>387,533</text:p>
          </table:table-cell>
          <table:table-cell office:value-type="float" office:value="200583" table:style-name="ce13">
            <text:p>200,583</text:p>
          </table:table-cell>
          <table:table-cell office:value-type="float" office:value="186950" table:style-name="ce13">
            <text:p>186,950</text:p>
          </table:table-cell>
          <table:table-cell office:value-type="float" office:value="9.6571372751698394" table:style-name="ce14">
            <text:p>9.66</text:p>
          </table:table-cell>
          <table:table-cell office:value-type="float" office:value="420136" table:style-name="ce13">
            <text:p>420,136</text:p>
          </table:table-cell>
          <table:table-cell office:value-type="float" office:value="217600" table:style-name="ce13">
            <text:p>217,600</text:p>
          </table:table-cell>
          <table:table-cell office:value-type="float" office:value="202536" table:style-name="ce13">
            <text:p>202,536</text:p>
          </table:table-cell>
          <table:table-cell office:value-type="float" office:value="10.469588464055333" table:style-name="ce14">
            <text:p>10.47</text:p>
          </table:table-cell>
          <table:table-cell office:value-type="float" office:value="213628" table:style-name="ce13">
            <text:p>213,628</text:p>
          </table:table-cell>
          <table:table-cell office:value-type="float" office:value="111703" table:style-name="ce13">
            <text:p>111,703</text:p>
          </table:table-cell>
          <table:table-cell office:value-type="float" office:value="101925" table:style-name="ce13">
            <text:p>101,925</text:p>
          </table:table-cell>
          <table:table-cell office:value-type="float" office:value="5.3235077317802162" table:style-name="ce14">
            <text:p>5.32</text:p>
          </table:table-cell>
          <table:table-cell office:value-type="float" office:value="3318109" table:style-name="ce13">
            <text:p>3,318,109</text:p>
          </table:table-cell>
          <table:table-cell office:value-type="float" office:value="1600324" table:style-name="ce13">
            <text:p>1,600,324</text:p>
          </table:table-cell>
          <table:table-cell office:value-type="float" office:value="1717785" table:style-name="ce13">
            <text:p>1,717,785</text:p>
          </table:table-cell>
          <table:table-cell office:value-type="float" office:value="82.685691559109856" table:style-name="ce14">
            <text:p>82.69</text:p>
          </table:table-cell>
          <table:table-cell office:value-type="float" office:value="567253" table:style-name="ce13">
            <text:p>567,253</text:p>
          </table:table-cell>
          <table:table-cell office:value-type="float" office:value="257186" table:style-name="ce13">
            <text:p>257,186</text:p>
          </table:table-cell>
          <table:table-cell office:value-type="float" office:value="310067" table:style-name="ce13">
            <text:p>310,067</text:p>
          </table:table-cell>
          <table:table-cell office:value-type="float" office:value="14.135673841329426" table:style-name="ce14">
            <text:p>14.14</text:p>
          </table:table-cell>
          <table:table-cell table:number-columns-repeated="16352"/>
        </table:table-row>
        <table:table-row table:style-name="ro2">
          <table:table-cell office:value-type="string" table:style-name="ce12">
            <text:p>臺北市</text:p>
          </table:table-cell>
          <table:table-cell office:value-type="float" office:value="2647164" table:style-name="ce13">
            <text:p>2,647,164</text:p>
          </table:table-cell>
          <table:table-cell office:value-type="float" office:value="1261548" table:style-name="ce13">
            <text:p>1,261,548</text:p>
          </table:table-cell>
          <table:table-cell office:value-type="float" office:value="1385616" table:style-name="ce13">
            <text:p>1,385,616</text:p>
          </table:table-cell>
          <table:table-cell office:value-type="float" office:value="128918" table:style-name="ce13">
            <text:p>128,918</text:p>
          </table:table-cell>
          <table:table-cell office:value-type="float" office:value="66446" table:style-name="ce13">
            <text:p>66,446</text:p>
          </table:table-cell>
          <table:table-cell office:value-type="float" office:value="62472" table:style-name="ce13">
            <text:p>62,472</text:p>
          </table:table-cell>
          <table:table-cell office:value-type="float" office:value="4.8700420525513346" table:style-name="ce14">
            <text:p>4.87</text:p>
          </table:table-cell>
          <table:table-cell office:value-type="float" office:value="179408" table:style-name="ce13">
            <text:p>179,408</text:p>
          </table:table-cell>
          <table:table-cell office:value-type="float" office:value="92466" table:style-name="ce13">
            <text:p>92,466</text:p>
          </table:table-cell>
          <table:table-cell office:value-type="float" office:value="86942" table:style-name="ce13">
            <text:p>86,942</text:p>
          </table:table-cell>
          <table:table-cell office:value-type="float" office:value="6.7773662682024991" table:style-name="ce15">
            <text:p>6.78</text:p>
          </table:table-cell>
          <table:table-cell office:value-type="float" office:value="291117" table:style-name="ce13">
            <text:p>291,117</text:p>
          </table:table-cell>
          <table:table-cell office:value-type="float" office:value="150490" table:style-name="ce13">
            <text:p>150,490</text:p>
          </table:table-cell>
          <table:table-cell office:value-type="float" office:value="140627" table:style-name="ce13">
            <text:p>140,627</text:p>
          </table:table-cell>
          <table:table-cell office:value-type="float" office:value="10.997316373296101" table:style-name="ce14">
            <text:p>11.00</text:p>
          </table:table-cell>
          <table:table-cell office:value-type="float" office:value="313659" table:style-name="ce13">
            <text:p>313,659</text:p>
          </table:table-cell>
          <table:table-cell office:value-type="float" office:value="162128" table:style-name="ce13">
            <text:p>162,128</text:p>
          </table:table-cell>
          <table:table-cell office:value-type="float" office:value="151531" table:style-name="ce13">
            <text:p>151,531</text:p>
          </table:table-cell>
          <table:table-cell office:value-type="float" office:value="11.848869204930256" table:style-name="ce14">
            <text:p>11.85</text:p>
          </table:table-cell>
          <table:table-cell office:value-type="float" office:value="132348" table:style-name="ce13">
            <text:p>132,348</text:p>
          </table:table-cell>
          <table:table-cell office:value-type="float" office:value="69112" table:style-name="ce13">
            <text:p>69,112</text:p>
          </table:table-cell>
          <table:table-cell office:value-type="float" office:value="63236" table:style-name="ce13">
            <text:p>63,236</text:p>
          </table:table-cell>
          <table:table-cell office:value-type="float" office:value="4.9996146819766363" table:style-name="ce14">
            <text:p>5.00</text:p>
          </table:table-cell>
          <table:table-cell office:value-type="float" office:value="2171144" table:style-name="ce13">
            <text:p>2,171,144</text:p>
          </table:table-cell>
          <table:table-cell office:value-type="float" office:value="1014662" table:style-name="ce13">
            <text:p>1,014,662</text:p>
          </table:table-cell>
          <table:table-cell office:value-type="float" office:value="1156482" table:style-name="ce13">
            <text:p>1,156,482</text:p>
          </table:table-cell>
          <table:table-cell office:value-type="float" office:value="82.017736717483317" table:style-name="ce14">
            <text:p>82.02</text:p>
          </table:table-cell>
          <table:table-cell office:value-type="float" office:value="471398" table:style-name="ce13">
            <text:p>471,398</text:p>
          </table:table-cell>
          <table:table-cell office:value-type="float" office:value="210069" table:style-name="ce13">
            <text:p>210,069</text:p>
          </table:table-cell>
          <table:table-cell office:value-type="float" office:value="261329" table:style-name="ce13">
            <text:p>261,329</text:p>
          </table:table-cell>
          <table:table-cell office:value-type="float" office:value="17.807661331145329" table:style-name="ce14">
            <text:p>17.81</text:p>
          </table:table-cell>
          <table:table-cell table:number-columns-repeated="16352"/>
        </table:table-row>
        <table:table-row table:style-name="ro2">
          <table:table-cell office:value-type="string" table:style-name="ce12">
            <text:p>桃園市</text:p>
          </table:table-cell>
          <table:table-cell office:value-type="float" office:value="2242685" table:style-name="ce13">
            <text:p>2,242,685</text:p>
          </table:table-cell>
          <table:table-cell office:value-type="float" office:value="1113495" table:style-name="ce13">
            <text:p>1,113,495</text:p>
          </table:table-cell>
          <table:table-cell office:value-type="float" office:value="1129190" table:style-name="ce13">
            <text:p>1,129,190</text:p>
          </table:table-cell>
          <table:table-cell office:value-type="float" office:value="115954" table:style-name="ce13">
            <text:p>115,954</text:p>
          </table:table-cell>
          <table:table-cell office:value-type="float" office:value="60194" table:style-name="ce13">
            <text:p>60,194</text:p>
          </table:table-cell>
          <table:table-cell office:value-type="float" office:value="55760" table:style-name="ce13">
            <text:p>55,760</text:p>
          </table:table-cell>
          <table:table-cell office:value-type="float" office:value="5.1703203972024605" table:style-name="ce14">
            <text:p>5.17</text:p>
          </table:table-cell>
          <table:table-cell office:value-type="float" office:value="162098" table:style-name="ce13">
            <text:p>162,098</text:p>
          </table:table-cell>
          <table:table-cell office:value-type="float" office:value="84287" table:style-name="ce13">
            <text:p>84,287</text:p>
          </table:table-cell>
          <table:table-cell office:value-type="float" office:value="77811" table:style-name="ce13">
            <text:p>77,811</text:p>
          </table:table-cell>
          <table:table-cell office:value-type="float" office:value="7.227854112369771" table:style-name="ce15">
            <text:p>7.23</text:p>
          </table:table-cell>
          <table:table-cell office:value-type="float" office:value="268759" table:style-name="ce13">
            <text:p>268,759</text:p>
          </table:table-cell>
          <table:table-cell office:value-type="float" office:value="139675" table:style-name="ce13">
            <text:p>139,675</text:p>
          </table:table-cell>
          <table:table-cell office:value-type="float" office:value="129084" table:style-name="ce13">
            <text:p>129,084</text:p>
          </table:table-cell>
          <table:table-cell office:value-type="float" office:value="11.983805126444418" table:style-name="ce14">
            <text:p>11.98</text:p>
          </table:table-cell>
          <table:table-cell office:value-type="float" office:value="290277" table:style-name="ce13">
            <text:p>290,277</text:p>
          </table:table-cell>
          <table:table-cell office:value-type="float" office:value="150994" table:style-name="ce13">
            <text:p>150,994</text:p>
          </table:table-cell>
          <table:table-cell office:value-type="float" office:value="139283" table:style-name="ce13">
            <text:p>139,283</text:p>
          </table:table-cell>
          <table:table-cell office:value-type="float" office:value="12.943280041557328" table:style-name="ce14">
            <text:p>12.94</text:p>
          </table:table-cell>
          <table:table-cell office:value-type="float" office:value="139556" table:style-name="ce13">
            <text:p>139,556</text:p>
          </table:table-cell>
          <table:table-cell office:value-type="float" office:value="73225" table:style-name="ce13">
            <text:p>73,225</text:p>
          </table:table-cell>
          <table:table-cell office:value-type="float" office:value="66331" table:style-name="ce13">
            <text:p>66,331</text:p>
          </table:table-cell>
          <table:table-cell office:value-type="float" office:value="6.2227196418578625" table:style-name="ce14">
            <text:p>6.22</text:p>
          </table:table-cell>
          <table:table-cell office:value-type="float" office:value="1776080" table:style-name="ce13">
            <text:p>1,776,080</text:p>
          </table:table-cell>
          <table:table-cell office:value-type="float" office:value="870191" table:style-name="ce13">
            <text:p>870,191</text:p>
          </table:table-cell>
          <table:table-cell office:value-type="float" office:value="905889" table:style-name="ce13">
            <text:p>905,889</text:p>
          </table:table-cell>
          <table:table-cell office:value-type="float" office:value="79.194358547901288" table:style-name="ce14">
            <text:p>79.19</text:p>
          </table:table-cell>
          <table:table-cell office:value-type="float" office:value="266830" table:style-name="ce13">
            <text:p>266,830</text:p>
          </table:table-cell>
          <table:table-cell office:value-type="float" office:value="122728" table:style-name="ce13">
            <text:p>122,728</text:p>
          </table:table-cell>
          <table:table-cell office:value-type="float" office:value="144102" table:style-name="ce13">
            <text:p>144,102</text:p>
          </table:table-cell>
          <table:table-cell office:value-type="float" office:value="11.897792155385174" table:style-name="ce14">
            <text:p>11.90</text:p>
          </table:table-cell>
          <table:table-cell table:number-columns-repeated="16352"/>
        </table:table-row>
        <table:table-row table:style-name="ro2">
          <table:table-cell office:value-type="string" table:style-name="ce12">
            <text:p>臺中市</text:p>
          </table:table-cell>
          <table:table-cell office:value-type="float" office:value="2812507" table:style-name="ce13">
            <text:p>2,812,507</text:p>
          </table:table-cell>
          <table:table-cell office:value-type="float" office:value="1383136" table:style-name="ce13">
            <text:p>1,383,136</text:p>
          </table:table-cell>
          <table:table-cell office:value-type="float" office:value="1429371" table:style-name="ce13">
            <text:p>1,429,371</text:p>
          </table:table-cell>
          <table:table-cell office:value-type="float" office:value="133432" table:style-name="ce13">
            <text:p>133,432</text:p>
          </table:table-cell>
          <table:table-cell office:value-type="float" office:value="69302" table:style-name="ce13">
            <text:p>69,302</text:p>
          </table:table-cell>
          <table:table-cell office:value-type="float" office:value="64130" table:style-name="ce13">
            <text:p>64,130</text:p>
          </table:table-cell>
          <table:table-cell office:value-type="float" office:value="4.7442370810099321" table:style-name="ce14">
            <text:p>4.74</text:p>
          </table:table-cell>
          <table:table-cell office:value-type="float" office:value="190676" table:style-name="ce13">
            <text:p>190,676</text:p>
          </table:table-cell>
          <table:table-cell office:value-type="float" office:value="98874" table:style-name="ce13">
            <text:p>98,874</text:p>
          </table:table-cell>
          <table:table-cell office:value-type="float" office:value="91802" table:style-name="ce13">
            <text:p>91,802</text:p>
          </table:table-cell>
          <table:table-cell office:value-type="float" office:value="6.7795742375041197" table:style-name="ce15">
            <text:p>6.78</text:p>
          </table:table-cell>
          <table:table-cell office:value-type="float" office:value="321281" table:style-name="ce13">
            <text:p>321,281</text:p>
          </table:table-cell>
          <table:table-cell office:value-type="float" office:value="166764" table:style-name="ce13">
            <text:p>166,764</text:p>
          </table:table-cell>
          <table:table-cell office:value-type="float" office:value="154517" table:style-name="ce13">
            <text:p>154,517</text:p>
          </table:table-cell>
          <table:table-cell office:value-type="float" office:value="11.423296013129923" table:style-name="ce14">
            <text:p>11.42</text:p>
          </table:table-cell>
          <table:table-cell office:value-type="float" office:value="348175" table:style-name="ce13">
            <text:p>348,175</text:p>
          </table:table-cell>
          <table:table-cell office:value-type="float" office:value="180629" table:style-name="ce13">
            <text:p>180,629</text:p>
          </table:table-cell>
          <table:table-cell office:value-type="float" office:value="167546" table:style-name="ce13">
            <text:p>167,546</text:p>
          </table:table-cell>
          <table:table-cell office:value-type="float" office:value="12.37952474429397" table:style-name="ce14">
            <text:p>12.38</text:p>
          </table:table-cell>
          <table:table-cell office:value-type="float" office:value="170560" table:style-name="ce13">
            <text:p>170,560</text:p>
          </table:table-cell>
          <table:table-cell office:value-type="float" office:value="88532" table:style-name="ce13">
            <text:p>88,532</text:p>
          </table:table-cell>
          <table:table-cell office:value-type="float" office:value="82028" table:style-name="ce13">
            <text:p>82,028</text:p>
          </table:table-cell>
          <table:table-cell office:value-type="float" office:value="6.0643404620859611" table:style-name="ce14">
            <text:p>6.06</text:p>
          </table:table-cell>
          <table:table-cell office:value-type="float" office:value="2248273" table:style-name="ce13">
            <text:p>2,248,273</text:p>
          </table:table-cell>
          <table:table-cell office:value-type="float" office:value="1090314" table:style-name="ce13">
            <text:p>1,090,314</text:p>
          </table:table-cell>
          <table:table-cell office:value-type="float" office:value="1157959" table:style-name="ce13">
            <text:p>1,157,959</text:p>
          </table:table-cell>
          <table:table-cell office:value-type="float" office:value="79.938396597768474" table:style-name="ce14">
            <text:p>79.94</text:p>
          </table:table-cell>
          <table:table-cell office:value-type="float" office:value="355502" table:style-name="ce13">
            <text:p>355,502</text:p>
          </table:table-cell>
          <table:table-cell office:value-type="float" office:value="162683" table:style-name="ce13">
            <text:p>162,683</text:p>
          </table:table-cell>
          <table:table-cell office:value-type="float" office:value="192819" table:style-name="ce13">
            <text:p>192,819</text:p>
          </table:table-cell>
          <table:table-cell office:value-type="float" office:value="12.640039651456867" table:style-name="ce14">
            <text:p>12.64</text:p>
          </table:table-cell>
          <table:table-cell table:number-columns-repeated="16352"/>
        </table:table-row>
        <table:table-row table:style-name="ro2">
          <table:table-cell office:value-type="string" table:style-name="ce12">
            <text:p>臺南市</text:p>
          </table:table-cell>
          <table:table-cell office:value-type="float" office:value="1881494" table:style-name="ce13">
            <text:p>1,881,494</text:p>
          </table:table-cell>
          <table:table-cell office:value-type="float" office:value="937949" table:style-name="ce13">
            <text:p>937,949</text:p>
          </table:table-cell>
          <table:table-cell office:value-type="float" office:value="943545" table:style-name="ce13">
            <text:p>943,545</text:p>
          </table:table-cell>
          <table:table-cell office:value-type="float" office:value="72844" table:style-name="ce13">
            <text:p>72,844</text:p>
          </table:table-cell>
          <table:table-cell office:value-type="float" office:value="37746" table:style-name="ce13">
            <text:p>37,746</text:p>
          </table:table-cell>
          <table:table-cell office:value-type="float" office:value="35098" table:style-name="ce13">
            <text:p>35,098</text:p>
          </table:table-cell>
          <table:table-cell office:value-type="float" office:value="3.8716041613738872" table:style-name="ce14">
            <text:p>3.87</text:p>
          </table:table-cell>
          <table:table-cell office:value-type="float" office:value="105376" table:style-name="ce13">
            <text:p>105,376</text:p>
          </table:table-cell>
          <table:table-cell office:value-type="float" office:value="54392" table:style-name="ce13">
            <text:p>54,392</text:p>
          </table:table-cell>
          <table:table-cell office:value-type="float" office:value="50984" table:style-name="ce13">
            <text:p>50,984</text:p>
          </table:table-cell>
          <table:table-cell office:value-type="float" office:value="5.6006556491809167" table:style-name="ce15">
            <text:p>5.60</text:p>
          </table:table-cell>
          <table:table-cell office:value-type="float" office:value="181170" table:style-name="ce13">
            <text:p>181,170</text:p>
          </table:table-cell>
          <table:table-cell office:value-type="float" office:value="93874" table:style-name="ce13">
            <text:p>93,874</text:p>
          </table:table-cell>
          <table:table-cell office:value-type="float" office:value="87296" table:style-name="ce13">
            <text:p>87,296</text:p>
          </table:table-cell>
          <table:table-cell office:value-type="float" office:value="9.6290501059264599" table:style-name="ce14">
            <text:p>9.63</text:p>
          </table:table-cell>
          <table:table-cell office:value-type="float" office:value="196784" table:style-name="ce13">
            <text:p>196,784</text:p>
          </table:table-cell>
          <table:table-cell office:value-type="float" office:value="101994" table:style-name="ce13">
            <text:p>101,994</text:p>
          </table:table-cell>
          <table:table-cell office:value-type="float" office:value="94790" table:style-name="ce13">
            <text:p>94,790</text:p>
          </table:table-cell>
          <table:table-cell office:value-type="float" office:value="10.458922537090205" table:style-name="ce14">
            <text:p>10.46</text:p>
          </table:table-cell>
          <table:table-cell office:value-type="float" office:value="99530" table:style-name="ce13">
            <text:p>99,530</text:p>
          </table:table-cell>
          <table:table-cell office:value-type="float" office:value="51925" table:style-name="ce13">
            <text:p>51,925</text:p>
          </table:table-cell>
          <table:table-cell office:value-type="float" office:value="47605" table:style-name="ce13">
            <text:p>47,605</text:p>
          </table:table-cell>
          <table:table-cell office:value-type="float" office:value="5.2899451180816941" table:style-name="ce14">
            <text:p>5.29</text:p>
          </table:table-cell>
          <table:table-cell office:value-type="float" office:value="1557411" table:style-name="ce13">
            <text:p>1,557,411</text:p>
          </table:table-cell>
          <table:table-cell office:value-type="float" office:value="769589" table:style-name="ce13">
            <text:p>769,589</text:p>
          </table:table-cell>
          <table:table-cell office:value-type="float" office:value="787822" table:style-name="ce13">
            <text:p>787,822</text:p>
          </table:table-cell>
          <table:table-cell office:value-type="float" office:value="82.77523074748045" table:style-name="ce14">
            <text:p>82.78</text:p>
          </table:table-cell>
          <table:table-cell office:value-type="float" office:value="291647" table:style-name="ce13">
            <text:p>291,647</text:p>
          </table:table-cell>
          <table:table-cell office:value-type="float" office:value="133937" table:style-name="ce13">
            <text:p>133,937</text:p>
          </table:table-cell>
          <table:table-cell office:value-type="float" office:value="157710" table:style-name="ce13">
            <text:p>157,710</text:p>
          </table:table-cell>
          <table:table-cell office:value-type="float" office:value="15.500820092968674" table:style-name="ce14">
            <text:p>15.50</text:p>
          </table:table-cell>
          <table:table-cell table:number-columns-repeated="16352"/>
        </table:table-row>
        <table:table-row table:style-name="ro2">
          <table:table-cell office:value-type="string" table:style-name="ce12">
            <text:p>高雄市</text:p>
          </table:table-cell>
          <table:table-cell office:value-type="float" office:value="2773199" table:style-name="ce13">
            <text:p>2,773,199</text:p>
          </table:table-cell>
          <table:table-cell office:value-type="float" office:value="1370283" table:style-name="ce13">
            <text:p>1,370,283</text:p>
          </table:table-cell>
          <table:table-cell office:value-type="float" office:value="1402916" table:style-name="ce13">
            <text:p>1,402,916</text:p>
          </table:table-cell>
          <table:table-cell office:value-type="float" office:value="106642" table:style-name="ce13">
            <text:p>106,642</text:p>
          </table:table-cell>
          <table:table-cell office:value-type="float" office:value="55388" table:style-name="ce13">
            <text:p>55,388</text:p>
          </table:table-cell>
          <table:table-cell office:value-type="float" office:value="51254" table:style-name="ce13">
            <text:p>51,254</text:p>
          </table:table-cell>
          <table:table-cell office:value-type="float" office:value="3.8454506870945795" table:style-name="ce14">
            <text:p>3.85</text:p>
          </table:table-cell>
          <table:table-cell office:value-type="float" office:value="152310" table:style-name="ce13">
            <text:p>152,310</text:p>
          </table:table-cell>
          <table:table-cell office:value-type="float" office:value="78839" table:style-name="ce13">
            <text:p>78,839</text:p>
          </table:table-cell>
          <table:table-cell office:value-type="float" office:value="73471" table:style-name="ce13">
            <text:p>73,471</text:p>
          </table:table-cell>
          <table:table-cell office:value-type="float" office:value="5.4922131444588" table:style-name="ce15">
            <text:p>5.49</text:p>
          </table:table-cell>
          <table:table-cell office:value-type="float" office:value="260314" table:style-name="ce13">
            <text:p>260,314</text:p>
          </table:table-cell>
          <table:table-cell office:value-type="float" office:value="134944" table:style-name="ce13">
            <text:p>134,944</text:p>
          </table:table-cell>
          <table:table-cell office:value-type="float" office:value="125370" table:style-name="ce13">
            <text:p>125,370</text:p>
          </table:table-cell>
          <table:table-cell office:value-type="float" office:value="9.3867767873852532" table:style-name="ce14">
            <text:p>9.39</text:p>
          </table:table-cell>
          <table:table-cell office:value-type="float" office:value="282743" table:style-name="ce13">
            <text:p>282,743</text:p>
          </table:table-cell>
          <table:table-cell office:value-type="float" office:value="146659" table:style-name="ce13">
            <text:p>146,659</text:p>
          </table:table-cell>
          <table:table-cell office:value-type="float" office:value="136084" table:style-name="ce13">
            <text:p>136,084</text:p>
          </table:table-cell>
          <table:table-cell office:value-type="float" office:value="10.195553943297975" table:style-name="ce14">
            <text:p>10.20</text:p>
          </table:table-cell>
          <table:table-cell office:value-type="float" office:value="148227" table:style-name="ce13">
            <text:p>148,227</text:p>
          </table:table-cell>
          <table:table-cell office:value-type="float" office:value="77206" table:style-name="ce13">
            <text:p>77,206</text:p>
          </table:table-cell>
          <table:table-cell office:value-type="float" office:value="71021" table:style-name="ce13">
            <text:p>71,021</text:p>
          </table:table-cell>
          <table:table-cell office:value-type="float" office:value="5.3449824552799852" table:style-name="ce14">
            <text:p>5.34</text:p>
          </table:table-cell>
          <table:table-cell office:value-type="float" office:value="2299430" table:style-name="ce13">
            <text:p>2,299,430</text:p>
          </table:table-cell>
          <table:table-cell office:value-type="float" office:value="1124179" table:style-name="ce13">
            <text:p>1,124,179</text:p>
          </table:table-cell>
          <table:table-cell office:value-type="float" office:value="1175251" table:style-name="ce13">
            <text:p>1,175,251</text:p>
          </table:table-cell>
          <table:table-cell office:value-type="float" office:value="82.916155674367403" table:style-name="ce14">
            <text:p>82.92</text:p>
          </table:table-cell>
          <table:table-cell office:value-type="float" office:value="431418" table:style-name="ce13">
            <text:p>431,418</text:p>
          </table:table-cell>
          <table:table-cell office:value-type="float" office:value="196815" table:style-name="ce13">
            <text:p>196,815</text:p>
          </table:table-cell>
          <table:table-cell office:value-type="float" office:value="234603" table:style-name="ce13">
            <text:p>234,603</text:p>
          </table:table-cell>
          <table:table-cell office:value-type="float" office:value="15.55669102722163" table:style-name="ce14">
            <text:p>15.56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臺灣省</text:p>
          </table:table-cell>
          <table:table-cell office:value-type="float" office:value="7070769" table:style-name="ce13">
            <text:p>7,070,769</text:p>
          </table:table-cell>
          <table:table-cell office:value-type="float" office:value="3599068" table:style-name="ce13">
            <text:p>3,599,068</text:p>
          </table:table-cell>
          <table:table-cell office:value-type="float" office:value="3471701" table:style-name="ce13">
            <text:p>3,471,701</text:p>
          </table:table-cell>
          <table:table-cell office:value-type="float" office:value="268560" table:style-name="ce13">
            <text:p>268,560</text:p>
          </table:table-cell>
          <table:table-cell office:value-type="float" office:value="139209" table:style-name="ce13">
            <text:p>139,209</text:p>
          </table:table-cell>
          <table:table-cell office:value-type="float" office:value="129351" table:style-name="ce13">
            <text:p>129,351</text:p>
          </table:table-cell>
          <table:table-cell office:value-type="float" office:value="3.7981724477210328" table:style-name="ce14">
            <text:p>3.80</text:p>
          </table:table-cell>
          <table:table-cell office:value-type="float" office:value="385757" table:style-name="ce13">
            <text:p>385,757</text:p>
          </table:table-cell>
          <table:table-cell office:value-type="float" office:value="200071" table:style-name="ce13">
            <text:p>200,071</text:p>
          </table:table-cell>
          <table:table-cell office:value-type="float" office:value="185686" table:style-name="ce13">
            <text:p>185,686</text:p>
          </table:table-cell>
          <table:table-cell office:value-type="float" office:value="5.4556583590837153" table:style-name="ce15">
            <text:p>5.46</text:p>
          </table:table-cell>
          <table:table-cell office:value-type="float" office:value="676279" table:style-name="ce13">
            <text:p>676,279</text:p>
          </table:table-cell>
          <table:table-cell office:value-type="float" office:value="351794" table:style-name="ce13">
            <text:p>351,794</text:p>
          </table:table-cell>
          <table:table-cell office:value-type="float" office:value="324485" table:style-name="ce13">
            <text:p>324,485</text:p>
          </table:table-cell>
          <table:table-cell office:value-type="float" office:value="9.5644335149401716" table:style-name="ce14">
            <text:p>9.56</text:p>
          </table:table-cell>
          <table:table-cell office:value-type="float" office:value="737556" table:style-name="ce13">
            <text:p>737,556</text:p>
          </table:table-cell>
          <table:table-cell office:value-type="float" office:value="383867" table:style-name="ce13">
            <text:p>383,867</text:p>
          </table:table-cell>
          <table:table-cell office:value-type="float" office:value="353689" table:style-name="ce13">
            <text:p>353,689</text:p>
          </table:table-cell>
          <table:table-cell office:value-type="float" office:value="10.431057781692486" table:style-name="ce14">
            <text:p>10.43</text:p>
          </table:table-cell>
          <table:table-cell office:value-type="float" office:value="411115" table:style-name="ce13">
            <text:p>411,115</text:p>
          </table:table-cell>
          <table:table-cell office:value-type="float" office:value="215619" table:style-name="ce13">
            <text:p>215,619</text:p>
          </table:table-cell>
          <table:table-cell office:value-type="float" office:value="195496" table:style-name="ce13">
            <text:p>195,496</text:p>
          </table:table-cell>
          <table:table-cell office:value-type="float" office:value="5.8142897894132872" table:style-name="ce14">
            <text:p>5.81</text:p>
          </table:table-cell>
          <table:table-cell office:value-type="float" office:value="5804454" table:style-name="ce13">
            <text:p>5,804,454</text:p>
          </table:table-cell>
          <table:table-cell office:value-type="float" office:value="2937865" table:style-name="ce13">
            <text:p>2,937,865</text:p>
          </table:table-cell>
          <table:table-cell office:value-type="float" office:value="2866589" table:style-name="ce13">
            <text:p>2,866,589</text:p>
          </table:table-cell>
          <table:table-cell office:value-type="float" office:value="82.090844715758635" table:style-name="ce14">
            <text:p>82.09</text:p>
          </table:table-cell>
          <table:table-cell office:value-type="float" office:value="1148298" table:style-name="ce13">
            <text:p>1,148,298</text:p>
          </table:table-cell>
          <table:table-cell office:value-type="float" office:value="530570" table:style-name="ce13">
            <text:p>530,570</text:p>
          </table:table-cell>
          <table:table-cell office:value-type="float" office:value="617728" table:style-name="ce13">
            <text:p>617,728</text:p>
          </table:table-cell>
          <table:table-cell office:value-type="float" office:value="16.240072331595051" table:style-name="ce14">
            <text:p>16.24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宜蘭縣</text:p>
          </table:table-cell>
          <table:table-cell office:value-type="float" office:value="454345" table:style-name="ce17">
            <text:p>454,345</text:p>
          </table:table-cell>
          <table:table-cell office:value-type="float" office:value="229398" table:style-name="ce17">
            <text:p>229,398</text:p>
          </table:table-cell>
          <table:table-cell office:value-type="float" office:value="224947" table:style-name="ce17">
            <text:p>224,947</text:p>
          </table:table-cell>
          <table:table-cell office:value-type="float" office:value="16644" table:style-name="ce17">
            <text:p>16,644</text:p>
          </table:table-cell>
          <table:table-cell office:value-type="float" office:value="8628" table:style-name="ce17">
            <text:p>8,628</text:p>
          </table:table-cell>
          <table:table-cell office:value-type="float" office:value="8016" table:style-name="ce17">
            <text:p>8,016</text:p>
          </table:table-cell>
          <table:table-cell office:value-type="float" office:value="3.6632955133213749" table:style-name="ce18">
            <text:p>3.66</text:p>
          </table:table-cell>
          <table:table-cell office:value-type="float" office:value="24030" table:style-name="ce17">
            <text:p>24,030</text:p>
          </table:table-cell>
          <table:table-cell office:value-type="float" office:value="12471" table:style-name="ce17">
            <text:p>12,471</text:p>
          </table:table-cell>
          <table:table-cell office:value-type="float" office:value="11559" table:style-name="ce17">
            <text:p>11,559</text:p>
          </table:table-cell>
          <table:table-cell office:value-type="float" office:value="5.2889324191968656" table:style-name="ce19">
            <text:p>5.29</text:p>
          </table:table-cell>
          <table:table-cell office:value-type="float" office:value="42154" table:style-name="ce17">
            <text:p>42,154</text:p>
          </table:table-cell>
          <table:table-cell office:value-type="float" office:value="21898" table:style-name="ce17">
            <text:p>21,898</text:p>
          </table:table-cell>
          <table:table-cell office:value-type="float" office:value="20256" table:style-name="ce17">
            <text:p>20,256</text:p>
          </table:table-cell>
          <table:table-cell office:value-type="float" office:value="9.2779715854691922" table:style-name="ce18">
            <text:p>9.28</text:p>
          </table:table-cell>
          <table:table-cell office:value-type="float" office:value="45865" table:style-name="ce17">
            <text:p>45,865</text:p>
          </table:table-cell>
          <table:table-cell office:value-type="float" office:value="23797" table:style-name="ce17">
            <text:p>23,797</text:p>
          </table:table-cell>
          <table:table-cell office:value-type="float" office:value="22068" table:style-name="ce17">
            <text:p>22,068</text:p>
          </table:table-cell>
          <table:table-cell office:value-type="float" office:value="10.094751785537422" table:style-name="ce18">
            <text:p>10.09</text:p>
          </table:table-cell>
          <table:table-cell office:value-type="float" office:value="25302" table:style-name="ce17">
            <text:p>25,302</text:p>
          </table:table-cell>
          <table:table-cell office:value-type="float" office:value="13170" table:style-name="ce17">
            <text:p>13,170</text:p>
          </table:table-cell>
          <table:table-cell office:value-type="float" office:value="12132" table:style-name="ce17">
            <text:p>12,132</text:p>
          </table:table-cell>
          <table:table-cell office:value-type="float" office:value="5.5688958830844406" table:style-name="ce18">
            <text:p>5.57</text:p>
          </table:table-cell>
          <table:table-cell office:value-type="float" office:value="375724" table:style-name="ce17">
            <text:p>375,724</text:p>
          </table:table-cell>
          <table:table-cell office:value-type="float" office:value="188515" table:style-name="ce17">
            <text:p>188,515</text:p>
          </table:table-cell>
          <table:table-cell office:value-type="float" office:value="187209" table:style-name="ce17">
            <text:p>187,209</text:p>
          </table:table-cell>
          <table:table-cell office:value-type="float" office:value="82.695748825231931" table:style-name="ce18">
            <text:p>82.70</text:p>
          </table:table-cell>
          <table:table-cell office:value-type="float" office:value="74342" table:style-name="ce17">
            <text:p>74,342</text:p>
          </table:table-cell>
          <table:table-cell office:value-type="float" office:value="34400" table:style-name="ce17">
            <text:p>34,400</text:p>
          </table:table-cell>
          <table:table-cell office:value-type="float" office:value="39942" table:style-name="ce17">
            <text:p>39,942</text:p>
          </table:table-cell>
          <table:table-cell office:value-type="float" office:value="16.362455843026773" table:style-name="ce18">
            <text:p>16.36</text:p>
          </table:table-cell>
          <table:table-cell table:number-columns-repeated="16352"/>
        </table:table-row>
        <table:table-row table:style-name="ro2">
          <table:table-cell office:value-type="string" table:style-name="ce16">
            <text:p>新竹縣</text:p>
          </table:table-cell>
          <table:table-cell office:value-type="float" office:value="562674" table:style-name="ce17">
            <text:p>562,674</text:p>
          </table:table-cell>
          <table:table-cell office:value-type="float" office:value="287222" table:style-name="ce17">
            <text:p>287,222</text:p>
          </table:table-cell>
          <table:table-cell office:value-type="float" office:value="275452" table:style-name="ce17">
            <text:p>275,452</text:p>
          </table:table-cell>
          <table:table-cell office:value-type="float" office:value="28556" table:style-name="ce17">
            <text:p>28,556</text:p>
          </table:table-cell>
          <table:table-cell office:value-type="float" office:value="14930" table:style-name="ce17">
            <text:p>14,930</text:p>
          </table:table-cell>
          <table:table-cell office:value-type="float" office:value="13626" table:style-name="ce17">
            <text:p>13,626</text:p>
          </table:table-cell>
          <table:table-cell office:value-type="float" office:value="5.0750523393652447" table:style-name="ce18">
            <text:p>5.08</text:p>
          </table:table-cell>
          <table:table-cell office:value-type="float" office:value="41921" table:style-name="ce17">
            <text:p>41,921</text:p>
          </table:table-cell>
          <table:table-cell office:value-type="float" office:value="21722" table:style-name="ce17">
            <text:p>21,722</text:p>
          </table:table-cell>
          <table:table-cell office:value-type="float" office:value="20199" table:style-name="ce17">
            <text:p>20,199</text:p>
          </table:table-cell>
          <table:table-cell office:value-type="float" office:value="7.450317590647515" table:style-name="ce19">
            <text:p>7.45</text:p>
          </table:table-cell>
          <table:table-cell office:value-type="float" office:value="73317" table:style-name="ce17">
            <text:p>73,317</text:p>
          </table:table-cell>
          <table:table-cell office:value-type="float" office:value="38070" table:style-name="ce17">
            <text:p>38,070</text:p>
          </table:table-cell>
          <table:table-cell office:value-type="float" office:value="35247" table:style-name="ce17">
            <text:p>35,247</text:p>
          </table:table-cell>
          <table:table-cell office:value-type="float" office:value="13.030102688235107" table:style-name="ce18">
            <text:p>13.03</text:p>
          </table:table-cell>
          <table:table-cell office:value-type="float" office:value="79445" table:style-name="ce17">
            <text:p>79,445</text:p>
          </table:table-cell>
          <table:table-cell office:value-type="float" office:value="41250" table:style-name="ce17">
            <text:p>41,250</text:p>
          </table:table-cell>
          <table:table-cell office:value-type="float" office:value="38195" table:style-name="ce17">
            <text:p>38,195</text:p>
          </table:table-cell>
          <table:table-cell office:value-type="float" office:value="14.119188020061349" table:style-name="ce18">
            <text:p>14.12</text:p>
          </table:table-cell>
          <table:table-cell office:value-type="float" office:value="37296" table:style-name="ce17">
            <text:p>37,296</text:p>
          </table:table-cell>
          <table:table-cell office:value-type="float" office:value="19598" table:style-name="ce17">
            <text:p>19,598</text:p>
          </table:table-cell>
          <table:table-cell office:value-type="float" office:value="17698" table:style-name="ce17">
            <text:p>17,698</text:p>
          </table:table-cell>
          <table:table-cell office:value-type="float" office:value="6.6283496305142933" table:style-name="ce18">
            <text:p>6.63</text:p>
          </table:table-cell>
          <table:table-cell office:value-type="float" office:value="437419" table:style-name="ce17">
            <text:p>437,419</text:p>
          </table:table-cell>
          <table:table-cell office:value-type="float" office:value="221913" table:style-name="ce17">
            <text:p>221,913</text:p>
          </table:table-cell>
          <table:table-cell office:value-type="float" office:value="215506" table:style-name="ce17">
            <text:p>215,506</text:p>
          </table:table-cell>
          <table:table-cell office:value-type="float" office:value="77.739330411570464" table:style-name="ce18">
            <text:p>77.74</text:p>
          </table:table-cell>
          <table:table-cell office:value-type="float" office:value="70311" table:style-name="ce17">
            <text:p>70,311</text:p>
          </table:table-cell>
          <table:table-cell office:value-type="float" office:value="33553" table:style-name="ce17">
            <text:p>33,553</text:p>
          </table:table-cell>
          <table:table-cell office:value-type="float" office:value="36758" table:style-name="ce17">
            <text:p>36,758</text:p>
          </table:table-cell>
          <table:table-cell office:value-type="float" office:value="12.49586794484906" table:style-name="ce18">
            <text:p>12.50</text:p>
          </table:table-cell>
          <table:table-cell table:number-columns-repeated="16352"/>
        </table:table-row>
        <table:table-row table:style-name="ro2">
          <table:table-cell office:value-type="string" table:style-name="ce16">
            <text:p>苗栗縣</text:p>
          </table:table-cell>
          <table:table-cell office:value-type="float" office:value="546093" table:style-name="ce17">
            <text:p>546,093</text:p>
          </table:table-cell>
          <table:table-cell office:value-type="float" office:value="281654" table:style-name="ce17">
            <text:p>281,654</text:p>
          </table:table-cell>
          <table:table-cell office:value-type="float" office:value="264439" table:style-name="ce17">
            <text:p>264,439</text:p>
          </table:table-cell>
          <table:table-cell office:value-type="float" office:value="19700" table:style-name="ce17">
            <text:p>19,700</text:p>
          </table:table-cell>
          <table:table-cell office:value-type="float" office:value="10117" table:style-name="ce17">
            <text:p>10,117</text:p>
          </table:table-cell>
          <table:table-cell office:value-type="float" office:value="9583" table:style-name="ce17">
            <text:p>9,583</text:p>
          </table:table-cell>
          <table:table-cell office:value-type="float" office:value="3.6074441532852464" table:style-name="ce18">
            <text:p>3.61</text:p>
          </table:table-cell>
          <table:table-cell office:value-type="float" office:value="29203" table:style-name="ce17">
            <text:p>29,203</text:p>
          </table:table-cell>
          <table:table-cell office:value-type="float" office:value="14983" table:style-name="ce17">
            <text:p>14,983</text:p>
          </table:table-cell>
          <table:table-cell office:value-type="float" office:value="14220" table:style-name="ce17">
            <text:p>14,220</text:p>
          </table:table-cell>
          <table:table-cell office:value-type="float" office:value="5.3476239395121343" table:style-name="ce19">
            <text:p>5.35</text:p>
          </table:table-cell>
          <table:table-cell office:value-type="float" office:value="52626" table:style-name="ce17">
            <text:p>52,626</text:p>
          </table:table-cell>
          <table:table-cell office:value-type="float" office:value="27170" table:style-name="ce17">
            <text:p>27,170</text:p>
          </table:table-cell>
          <table:table-cell office:value-type="float" office:value="25456" table:style-name="ce17">
            <text:p>25,456</text:p>
          </table:table-cell>
          <table:table-cell office:value-type="float" office:value="9.6368201020705264" table:style-name="ce18">
            <text:p>9.64</text:p>
          </table:table-cell>
          <table:table-cell office:value-type="float" office:value="57487" table:style-name="ce17">
            <text:p>57,487</text:p>
          </table:table-cell>
          <table:table-cell office:value-type="float" office:value="29746" table:style-name="ce17">
            <text:p>29,746</text:p>
          </table:table-cell>
          <table:table-cell office:value-type="float" office:value="27741" table:style-name="ce17">
            <text:p>27,741</text:p>
          </table:table-cell>
          <table:table-cell office:value-type="float" office:value="10.526961524868476" table:style-name="ce18">
            <text:p>10.53</text:p>
          </table:table-cell>
          <table:table-cell office:value-type="float" office:value="32223" table:style-name="ce17">
            <text:p>32,223</text:p>
          </table:table-cell>
          <table:table-cell office:value-type="float" office:value="17185" table:style-name="ce17">
            <text:p>17,185</text:p>
          </table:table-cell>
          <table:table-cell office:value-type="float" office:value="15038" table:style-name="ce17">
            <text:p>15,038</text:p>
          </table:table-cell>
          <table:table-cell office:value-type="float" office:value="5.9006432970208369" table:style-name="ce18">
            <text:p>5.90</text:p>
          </table:table-cell>
          <table:table-cell office:value-type="float" office:value="447697" table:style-name="ce17">
            <text:p>447,697</text:p>
          </table:table-cell>
          <table:table-cell office:value-type="float" office:value="230211" table:style-name="ce17">
            <text:p>230,211</text:p>
          </table:table-cell>
          <table:table-cell office:value-type="float" office:value="217486" table:style-name="ce17">
            <text:p>217,486</text:p>
          </table:table-cell>
          <table:table-cell office:value-type="float" office:value="81.981823608799232" table:style-name="ce18">
            <text:p>81.98</text:p>
          </table:table-cell>
          <table:table-cell office:value-type="float" office:value="89398" table:style-name="ce17">
            <text:p>89,398</text:p>
          </table:table-cell>
          <table:table-cell office:value-type="float" office:value="42382" table:style-name="ce17">
            <text:p>42,382</text:p>
          </table:table-cell>
          <table:table-cell office:value-type="float" office:value="47016" table:style-name="ce17">
            <text:p>47,016</text:p>
          </table:table-cell>
          <table:table-cell office:value-type="float" office:value="16.370471696212917" table:style-name="ce18">
            <text:p>16.37</text:p>
          </table:table-cell>
          <table:table-cell table:number-columns-repeated="16352"/>
        </table:table-row>
        <table:table-row table:style-name="ro5">
          <table:table-cell office:value-type="string" table:style-name="ce16">
            <text:p>彰化縣</text:p>
          </table:table-cell>
          <table:table-cell office:value-type="float" office:value="1273130" table:style-name="ce17">
            <text:p>1,273,130</text:p>
          </table:table-cell>
          <table:table-cell office:value-type="float" office:value="647867" table:style-name="ce17">
            <text:p>647,867</text:p>
          </table:table-cell>
          <table:table-cell office:value-type="float" office:value="625263" table:style-name="ce17">
            <text:p>625,263</text:p>
          </table:table-cell>
          <table:table-cell office:value-type="float" office:value="54760" table:style-name="ce17">
            <text:p>54,760</text:p>
          </table:table-cell>
          <table:table-cell office:value-type="float" office:value="28462" table:style-name="ce17">
            <text:p>28,462</text:p>
          </table:table-cell>
          <table:table-cell office:value-type="float" office:value="26298" table:style-name="ce17">
            <text:p>26,298</text:p>
          </table:table-cell>
          <table:table-cell office:value-type="float" office:value="4.3012104027082856" table:style-name="ce18">
            <text:p>4.30</text:p>
          </table:table-cell>
          <table:table-cell office:value-type="float" office:value="75940" table:style-name="ce17">
            <text:p>75,940</text:p>
          </table:table-cell>
          <table:table-cell office:value-type="float" office:value="39564" table:style-name="ce17">
            <text:p>39,564</text:p>
          </table:table-cell>
          <table:table-cell office:value-type="float" office:value="36376" table:style-name="ce17">
            <text:p>36,376</text:p>
          </table:table-cell>
          <table:table-cell office:value-type="float" office:value="5.9648268440771961" table:style-name="ce19">
            <text:p>5.96</text:p>
          </table:table-cell>
          <table:table-cell office:value-type="float" office:value="128662" table:style-name="ce17">
            <text:p>128,662</text:p>
          </table:table-cell>
          <table:table-cell office:value-type="float" office:value="66959" table:style-name="ce17">
            <text:p>66,959</text:p>
          </table:table-cell>
          <table:table-cell office:value-type="float" office:value="61703" table:style-name="ce17">
            <text:p>61,703</text:p>
          </table:table-cell>
          <table:table-cell office:value-type="float" office:value="10.105959328583884" table:style-name="ce18">
            <text:p>10.11</text:p>
          </table:table-cell>
          <table:table-cell office:value-type="float" office:value="139696" table:style-name="ce17">
            <text:p>139,696</text:p>
          </table:table-cell>
          <table:table-cell office:value-type="float" office:value="72884" table:style-name="ce17">
            <text:p>72,884</text:p>
          </table:table-cell>
          <table:table-cell office:value-type="float" office:value="66812" table:style-name="ce17">
            <text:p>66,812</text:p>
          </table:table-cell>
          <table:table-cell office:value-type="float" office:value="10.972642228209217" table:style-name="ce18">
            <text:p>10.97</text:p>
          </table:table-cell>
          <table:table-cell office:value-type="float" office:value="76257" table:style-name="ce17">
            <text:p>76,257</text:p>
          </table:table-cell>
          <table:table-cell office:value-type="float" office:value="40225" table:style-name="ce17">
            <text:p>40,225</text:p>
          </table:table-cell>
          <table:table-cell office:value-type="float" office:value="36032" table:style-name="ce17">
            <text:p>36,032</text:p>
          </table:table-cell>
          <table:table-cell office:value-type="float" office:value="5.9897261080957955" table:style-name="ce18">
            <text:p>5.99</text:p>
          </table:table-cell>
          <table:table-cell office:value-type="float" office:value="1035509" table:style-name="ce17">
            <text:p>1,035,509</text:p>
          </table:table-cell>
          <table:table-cell office:value-type="float" office:value="523496" table:style-name="ce17">
            <text:p>523,496</text:p>
          </table:table-cell>
          <table:table-cell office:value-type="float" office:value="512013" table:style-name="ce17">
            <text:p>512,013</text:p>
          </table:table-cell>
          <table:table-cell office:value-type="float" office:value="81.335684494120784" table:style-name="ce18">
            <text:p>81.34</text:p>
          </table:table-cell>
          <table:table-cell office:value-type="float" office:value="200968" table:style-name="ce17">
            <text:p>200,968</text:p>
          </table:table-cell>
          <table:table-cell office:value-type="float" office:value="92567" table:style-name="ce17">
            <text:p>92,567</text:p>
          </table:table-cell>
          <table:table-cell office:value-type="float" office:value="108401" table:style-name="ce17">
            <text:p>108,401</text:p>
          </table:table-cell>
          <table:table-cell office:value-type="float" office:value="15.785347922050381" table:style-name="ce18">
            <text:p>15.79</text:p>
          </table:table-cell>
          <table:table-cell table:number-columns-repeated="16352"/>
        </table:table-row>
        <table:table-row table:style-name="ro2">
          <table:table-cell office:value-type="string" table:style-name="ce16">
            <text:p>南投縣</text:p>
          </table:table-cell>
          <table:table-cell office:value-type="float" office:value="494692" table:style-name="ce17">
            <text:p>494,692</text:p>
          </table:table-cell>
          <table:table-cell office:value-type="float" office:value="253070" table:style-name="ce17">
            <text:p>253,070</text:p>
          </table:table-cell>
          <table:table-cell office:value-type="float" office:value="241622" table:style-name="ce17">
            <text:p>241,622</text:p>
          </table:table-cell>
          <table:table-cell office:value-type="float" office:value="15813" table:style-name="ce17">
            <text:p>15,813</text:p>
          </table:table-cell>
          <table:table-cell office:value-type="float" office:value="8214" table:style-name="ce17">
            <text:p>8,214</text:p>
          </table:table-cell>
          <table:table-cell office:value-type="float" office:value="7599" table:style-name="ce17">
            <text:p>7,599</text:p>
          </table:table-cell>
          <table:table-cell office:value-type="float" office:value="3.1965344092890118" table:style-name="ce18">
            <text:p>3.20</text:p>
          </table:table-cell>
          <table:table-cell office:value-type="float" office:value="22637" table:style-name="ce17">
            <text:p>22,637</text:p>
          </table:table-cell>
          <table:table-cell office:value-type="float" office:value="11774" table:style-name="ce17">
            <text:p>11,774</text:p>
          </table:table-cell>
          <table:table-cell office:value-type="float" office:value="10863" table:style-name="ce17">
            <text:p>10,863</text:p>
          </table:table-cell>
          <table:table-cell office:value-type="float" office:value="4.5759785886976134" table:style-name="ce19">
            <text:p>4.58</text:p>
          </table:table-cell>
          <table:table-cell office:value-type="float" office:value="40761" table:style-name="ce17">
            <text:p>40,761</text:p>
          </table:table-cell>
          <table:table-cell office:value-type="float" office:value="21193" table:style-name="ce17">
            <text:p>21,193</text:p>
          </table:table-cell>
          <table:table-cell office:value-type="float" office:value="19568" table:style-name="ce17">
            <text:p>19,568</text:p>
          </table:table-cell>
          <table:table-cell office:value-type="float" office:value="8.2396723617927918" table:style-name="ce18">
            <text:p>8.24</text:p>
          </table:table-cell>
          <table:table-cell office:value-type="float" office:value="44753" table:style-name="ce17">
            <text:p>44,753</text:p>
          </table:table-cell>
          <table:table-cell office:value-type="float" office:value="23272" table:style-name="ce17">
            <text:p>23,272</text:p>
          </table:table-cell>
          <table:table-cell office:value-type="float" office:value="21481" table:style-name="ce17">
            <text:p>21,481</text:p>
          </table:table-cell>
          <table:table-cell office:value-type="float" office:value="9.046639120907555" table:style-name="ce18">
            <text:p>9.05</text:p>
          </table:table-cell>
          <table:table-cell office:value-type="float" office:value="27749" table:style-name="ce17">
            <text:p>27,749</text:p>
          </table:table-cell>
          <table:table-cell office:value-type="float" office:value="14420" table:style-name="ce17">
            <text:p>14,420</text:p>
          </table:table-cell>
          <table:table-cell office:value-type="float" office:value="13329" table:style-name="ce17">
            <text:p>13,329</text:p>
          </table:table-cell>
          <table:table-cell office:value-type="float" office:value="5.6093488473636119" table:style-name="ce18">
            <text:p>5.61</text:p>
          </table:table-cell>
          <table:table-cell office:value-type="float" office:value="413819" table:style-name="ce17">
            <text:p>413,819</text:p>
          </table:table-cell>
          <table:table-cell office:value-type="float" office:value="211009" table:style-name="ce17">
            <text:p>211,009</text:p>
          </table:table-cell>
          <table:table-cell office:value-type="float" office:value="202810" table:style-name="ce17">
            <text:p>202,810</text:p>
          </table:table-cell>
          <table:table-cell office:value-type="float" office:value="83.65184801856509" table:style-name="ce18">
            <text:p>83.65</text:p>
          </table:table-cell>
          <table:table-cell office:value-type="float" office:value="87330" table:style-name="ce17">
            <text:p>87,330</text:p>
          </table:table-cell>
          <table:table-cell office:value-type="float" office:value="40997" table:style-name="ce17">
            <text:p>40,997</text:p>
          </table:table-cell>
          <table:table-cell office:value-type="float" office:value="46333" table:style-name="ce17">
            <text:p>46,333</text:p>
          </table:table-cell>
          <table:table-cell office:value-type="float" office:value="17.653408585544135" table:style-name="ce18">
            <text:p>17.65</text:p>
          </table:table-cell>
          <table:table-cell table:number-columns-repeated="16352"/>
        </table:table-row>
        <table:table-row table:style-name="ro2">
          <table:table-cell office:value-type="string" table:style-name="ce16">
            <text:p>雲林縣</text:p>
          </table:table-cell>
          <table:table-cell office:value-type="float" office:value="682066" table:style-name="ce17">
            <text:p>682,066</text:p>
          </table:table-cell>
          <table:table-cell office:value-type="float" office:value="353304" table:style-name="ce17">
            <text:p>353,304</text:p>
          </table:table-cell>
          <table:table-cell office:value-type="float" office:value="328762" table:style-name="ce17">
            <text:p>328,762</text:p>
          </table:table-cell>
          <table:table-cell office:value-type="float" office:value="22647" table:style-name="ce17">
            <text:p>22,647</text:p>
          </table:table-cell>
          <table:table-cell office:value-type="float" office:value="11675" table:style-name="ce17">
            <text:p>11,675</text:p>
          </table:table-cell>
          <table:table-cell office:value-type="float" office:value="10972" table:style-name="ce17">
            <text:p>10,972</text:p>
          </table:table-cell>
          <table:table-cell office:value-type="float" office:value="3.3203531623039413" table:style-name="ce18">
            <text:p>3.32</text:p>
          </table:table-cell>
          <table:table-cell office:value-type="float" office:value="32657" table:style-name="ce17">
            <text:p>32,657</text:p>
          </table:table-cell>
          <table:table-cell office:value-type="float" office:value="16917" table:style-name="ce17">
            <text:p>16,917</text:p>
          </table:table-cell>
          <table:table-cell office:value-type="float" office:value="15740" table:style-name="ce17">
            <text:p>15,740</text:p>
          </table:table-cell>
          <table:table-cell office:value-type="float" office:value="4.7879530719901" table:style-name="ce19">
            <text:p>4.79</text:p>
          </table:table-cell>
          <table:table-cell office:value-type="float" office:value="58699" table:style-name="ce17">
            <text:p>58,699</text:p>
          </table:table-cell>
          <table:table-cell office:value-type="float" office:value="30557" table:style-name="ce17">
            <text:p>30,557</text:p>
          </table:table-cell>
          <table:table-cell office:value-type="float" office:value="28142" table:style-name="ce17">
            <text:p>28,142</text:p>
          </table:table-cell>
          <table:table-cell office:value-type="float" office:value="8.6060586512155712" table:style-name="ce18">
            <text:p>8.61</text:p>
          </table:table-cell>
          <table:table-cell office:value-type="float" office:value="64665" table:style-name="ce17">
            <text:p>64,665</text:p>
          </table:table-cell>
          <table:table-cell office:value-type="float" office:value="33671" table:style-name="ce17">
            <text:p>33,671</text:p>
          </table:table-cell>
          <table:table-cell office:value-type="float" office:value="30994" table:style-name="ce17">
            <text:p>30,994</text:p>
          </table:table-cell>
          <table:table-cell office:value-type="float" office:value="9.4807540619236264" table:style-name="ce18">
            <text:p>9.48</text:p>
          </table:table-cell>
          <table:table-cell office:value-type="float" office:value="40140" table:style-name="ce17">
            <text:p>40,140</text:p>
          </table:table-cell>
          <table:table-cell office:value-type="float" office:value="20983" table:style-name="ce17">
            <text:p>20,983</text:p>
          </table:table-cell>
          <table:table-cell office:value-type="float" office:value="19157" table:style-name="ce17">
            <text:p>19,157</text:p>
          </table:table-cell>
          <table:table-cell office:value-type="float" office:value="5.8850609765037403" table:style-name="ce18">
            <text:p>5.89</text:p>
          </table:table-cell>
          <table:table-cell office:value-type="float" office:value="565626" table:style-name="ce17">
            <text:p>565,626</text:p>
          </table:table-cell>
          <table:table-cell office:value-type="float" office:value="292440" table:style-name="ce17">
            <text:p>292,440</text:p>
          </table:table-cell>
          <table:table-cell office:value-type="float" office:value="273186" table:style-name="ce17">
            <text:p>273,186</text:p>
          </table:table-cell>
          <table:table-cell office:value-type="float" office:value="82.928338313301069" table:style-name="ce18">
            <text:p>82.93</text:p>
          </table:table-cell>
          <table:table-cell office:value-type="float" office:value="125229" table:style-name="ce17">
            <text:p>125,229</text:p>
          </table:table-cell>
          <table:table-cell office:value-type="float" office:value="57259" table:style-name="ce17">
            <text:p>57,259</text:p>
          </table:table-cell>
          <table:table-cell office:value-type="float" office:value="67970" table:style-name="ce17">
            <text:p>67,970</text:p>
          </table:table-cell>
          <table:table-cell office:value-type="float" office:value="18.360246662346462" table:style-name="ce18">
            <text:p>18.36</text:p>
          </table:table-cell>
          <table:table-cell table:number-columns-repeated="16352"/>
        </table:table-row>
        <table:table-row table:style-name="ro2">
          <table:table-cell office:value-type="string" table:style-name="ce16">
            <text:p>嘉義縣</text:p>
          </table:table-cell>
          <table:table-cell office:value-type="float" office:value="503773" table:style-name="ce17">
            <text:p>503,773</text:p>
          </table:table-cell>
          <table:table-cell office:value-type="float" office:value="261582" table:style-name="ce17">
            <text:p>261,582</text:p>
          </table:table-cell>
          <table:table-cell office:value-type="float" office:value="242191" table:style-name="ce17">
            <text:p>242,191</text:p>
          </table:table-cell>
          <table:table-cell office:value-type="float" office:value="13742" table:style-name="ce17">
            <text:p>13,742</text:p>
          </table:table-cell>
          <table:table-cell office:value-type="float" office:value="7081" table:style-name="ce17">
            <text:p>7,081</text:p>
          </table:table-cell>
          <table:table-cell office:value-type="float" office:value="6661" table:style-name="ce17">
            <text:p>6,661</text:p>
          </table:table-cell>
          <table:table-cell office:value-type="float" office:value="2.7278159012094734" table:style-name="ce18">
            <text:p>2.73</text:p>
          </table:table-cell>
          <table:table-cell office:value-type="float" office:value="19558" table:style-name="ce17">
            <text:p>19,558</text:p>
          </table:table-cell>
          <table:table-cell office:value-type="float" office:value="10124" table:style-name="ce17">
            <text:p>10,124</text:p>
          </table:table-cell>
          <table:table-cell office:value-type="float" office:value="9434" table:style-name="ce17">
            <text:p>9,434</text:p>
          </table:table-cell>
          <table:table-cell office:value-type="float" office:value="3.8823041330122892" table:style-name="ce19">
            <text:p>3.88</text:p>
          </table:table-cell>
          <table:table-cell office:value-type="float" office:value="35116" table:style-name="ce17">
            <text:p>35,116</text:p>
          </table:table-cell>
          <table:table-cell office:value-type="float" office:value="18255" table:style-name="ce17">
            <text:p>18,255</text:p>
          </table:table-cell>
          <table:table-cell office:value-type="float" office:value="16861" table:style-name="ce17">
            <text:p>16,861</text:p>
          </table:table-cell>
          <table:table-cell office:value-type="float" office:value="6.9705998535054476" table:style-name="ce18">
            <text:p>6.97</text:p>
          </table:table-cell>
          <table:table-cell office:value-type="float" office:value="38597" table:style-name="ce17">
            <text:p>38,597</text:p>
          </table:table-cell>
          <table:table-cell office:value-type="float" office:value="20103" table:style-name="ce17">
            <text:p>20,103</text:p>
          </table:table-cell>
          <table:table-cell office:value-type="float" office:value="18494" table:style-name="ce17">
            <text:p>18,494</text:p>
          </table:table-cell>
          <table:table-cell office:value-type="float" office:value="7.6615856745002207" table:style-name="ce18">
            <text:p>7.66</text:p>
          </table:table-cell>
          <table:table-cell office:value-type="float" office:value="26734" table:style-name="ce17">
            <text:p>26,734</text:p>
          </table:table-cell>
          <table:table-cell office:value-type="float" office:value="14067" table:style-name="ce17">
            <text:p>14,067</text:p>
          </table:table-cell>
          <table:table-cell office:value-type="float" office:value="12667" table:style-name="ce17">
            <text:p>12,667</text:p>
          </table:table-cell>
          <table:table-cell office:value-type="float" office:value="5.3067552250716101" table:style-name="ce18">
            <text:p>5.31</text:p>
          </table:table-cell>
          <table:table-cell office:value-type="float" office:value="429222" table:style-name="ce17">
            <text:p>429,222</text:p>
          </table:table-cell>
          <table:table-cell office:value-type="float" office:value="222527" table:style-name="ce17">
            <text:p>222,527</text:p>
          </table:table-cell>
          <table:table-cell office:value-type="float" office:value="206695" table:style-name="ce17">
            <text:p>206,695</text:p>
          </table:table-cell>
          <table:table-cell office:value-type="float" office:value="85.201469709571569" table:style-name="ce18">
            <text:p>85.20</text:p>
          </table:table-cell>
          <table:table-cell office:value-type="float" office:value="98177" table:style-name="ce17">
            <text:p>98,177</text:p>
          </table:table-cell>
          <table:table-cell office:value-type="float" office:value="45276" table:style-name="ce17">
            <text:p>45,276</text:p>
          </table:table-cell>
          <table:table-cell office:value-type="float" office:value="52901" table:style-name="ce17">
            <text:p>52,901</text:p>
          </table:table-cell>
          <table:table-cell office:value-type="float" office:value="19.488340978972673" table:style-name="ce18">
            <text:p>19.49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屏東縣</text:p>
          </table:table-cell>
          <table:table-cell office:value-type="float" office:value="820155" table:style-name="ce17">
            <text:p>820,155</text:p>
          </table:table-cell>
          <table:table-cell office:value-type="float" office:value="418451" table:style-name="ce17">
            <text:p>418,451</text:p>
          </table:table-cell>
          <table:table-cell office:value-type="float" office:value="401704" table:style-name="ce17">
            <text:p>401,704</text:p>
          </table:table-cell>
          <table:table-cell office:value-type="float" office:value="26013" table:style-name="ce17">
            <text:p>26,013</text:p>
          </table:table-cell>
          <table:table-cell office:value-type="float" office:value="13474" table:style-name="ce17">
            <text:p>13,474</text:p>
          </table:table-cell>
          <table:table-cell office:value-type="float" office:value="12539" table:style-name="ce17">
            <text:p>12,539</text:p>
          </table:table-cell>
          <table:table-cell office:value-type="float" office:value="3.1717175411964811" table:style-name="ce18">
            <text:p>3.17</text:p>
          </table:table-cell>
          <table:table-cell office:value-type="float" office:value="37510" table:style-name="ce17">
            <text:p>37,510</text:p>
          </table:table-cell>
          <table:table-cell office:value-type="float" office:value="19438" table:style-name="ce17">
            <text:p>19,438</text:p>
          </table:table-cell>
          <table:table-cell office:value-type="float" office:value="18072" table:style-name="ce17">
            <text:p>18,072</text:p>
          </table:table-cell>
          <table:table-cell office:value-type="float" office:value="4.5735257359889285" table:style-name="ce19">
            <text:p>4.57</text:p>
          </table:table-cell>
          <table:table-cell office:value-type="float" office:value="66472" table:style-name="ce17">
            <text:p>66,472</text:p>
          </table:table-cell>
          <table:table-cell office:value-type="float" office:value="34608" table:style-name="ce17">
            <text:p>34,608</text:p>
          </table:table-cell>
          <table:table-cell office:value-type="float" office:value="31864" table:style-name="ce17">
            <text:p>31,864</text:p>
          </table:table-cell>
          <table:table-cell office:value-type="float" office:value="8.1048094567490292" table:style-name="ce18">
            <text:p>8.10</text:p>
          </table:table-cell>
          <table:table-cell office:value-type="float" office:value="72838" table:style-name="ce17">
            <text:p>72,838</text:p>
          </table:table-cell>
          <table:table-cell office:value-type="float" office:value="37888" table:style-name="ce17">
            <text:p>37,888</text:p>
          </table:table-cell>
          <table:table-cell office:value-type="float" office:value="34950" table:style-name="ce17">
            <text:p>34,950</text:p>
          </table:table-cell>
          <table:table-cell office:value-type="float" office:value="8.8810042004255294" table:style-name="ce18">
            <text:p>8.88</text:p>
          </table:table-cell>
          <table:table-cell office:value-type="float" office:value="43950" table:style-name="ce17">
            <text:p>43,950</text:p>
          </table:table-cell>
          <table:table-cell office:value-type="float" office:value="22931" table:style-name="ce17">
            <text:p>22,931</text:p>
          </table:table-cell>
          <table:table-cell office:value-type="float" office:value="21019" table:style-name="ce17">
            <text:p>21,019</text:p>
          </table:table-cell>
          <table:table-cell office:value-type="float" office:value="5.3587431644018508" table:style-name="ce18">
            <text:p>5.36</text:p>
          </table:table-cell>
          <table:table-cell office:value-type="float" office:value="689713" table:style-name="ce17">
            <text:p>689,713</text:p>
          </table:table-cell>
          <table:table-cell office:value-type="float" office:value="350499" table:style-name="ce17">
            <text:p>350,499</text:p>
          </table:table-cell>
          <table:table-cell office:value-type="float" office:value="339214" table:style-name="ce17">
            <text:p>339,214</text:p>
          </table:table-cell>
          <table:table-cell office:value-type="float" office:value="84.095445373130687" table:style-name="ce18">
            <text:p>84.10</text:p>
          </table:table-cell>
          <table:table-cell office:value-type="float" office:value="139545" table:style-name="ce17">
            <text:p>139,545</text:p>
          </table:table-cell>
          <table:table-cell office:value-type="float" office:value="65483" table:style-name="ce17">
            <text:p>65,483</text:p>
          </table:table-cell>
          <table:table-cell office:value-type="float" office:value="74062" table:style-name="ce17">
            <text:p>74,062</text:p>
          </table:table-cell>
          <table:table-cell office:value-type="float" office:value="17.014466777621305" table:style-name="ce18">
            <text:p>17.01</text:p>
          </table:table-cell>
          <table:table-cell table:number-columns-repeated="16352"/>
        </table:table-row>
        <table:table-row table:style-name="ro2">
          <table:table-cell office:value-type="string" table:style-name="ce16">
            <text:p>臺東縣</text:p>
          </table:table-cell>
          <table:table-cell office:value-type="float" office:value="217166" table:style-name="ce17">
            <text:p>217,166</text:p>
          </table:table-cell>
          <table:table-cell office:value-type="float" office:value="111841" table:style-name="ce17">
            <text:p>111,841</text:p>
          </table:table-cell>
          <table:table-cell office:value-type="float" office:value="105325" table:style-name="ce17">
            <text:p>105,325</text:p>
          </table:table-cell>
          <table:table-cell office:value-type="float" office:value="7630" table:style-name="ce17">
            <text:p>7,630</text:p>
          </table:table-cell>
          <table:table-cell office:value-type="float" office:value="3985" table:style-name="ce17">
            <text:p>3,985</text:p>
          </table:table-cell>
          <table:table-cell office:value-type="float" office:value="3645" table:style-name="ce17">
            <text:p>3,645</text:p>
          </table:table-cell>
          <table:table-cell office:value-type="float" office:value="3.5134413305950289" table:style-name="ce18">
            <text:p>3.51</text:p>
          </table:table-cell>
          <table:table-cell office:value-type="float" office:value="10977" table:style-name="ce17">
            <text:p>10,977</text:p>
          </table:table-cell>
          <table:table-cell office:value-type="float" office:value="5766" table:style-name="ce17">
            <text:p>5,766</text:p>
          </table:table-cell>
          <table:table-cell office:value-type="float" office:value="5211" table:style-name="ce17">
            <text:p>5,211</text:p>
          </table:table-cell>
          <table:table-cell office:value-type="float" office:value="5.0546586482230182" table:style-name="ce19">
            <text:p>5.05</text:p>
          </table:table-cell>
          <table:table-cell office:value-type="float" office:value="19430" table:style-name="ce17">
            <text:p>19,430</text:p>
          </table:table-cell>
          <table:table-cell office:value-type="float" office:value="10203" table:style-name="ce17">
            <text:p>10,203</text:p>
          </table:table-cell>
          <table:table-cell office:value-type="float" office:value="9227" table:style-name="ce17">
            <text:p>9,227</text:p>
          </table:table-cell>
          <table:table-cell office:value-type="float" office:value="8.9470727461941557" table:style-name="ce18">
            <text:p>8.95</text:p>
          </table:table-cell>
          <table:table-cell office:value-type="float" office:value="21290" table:style-name="ce17">
            <text:p>21,290</text:p>
          </table:table-cell>
          <table:table-cell office:value-type="float" office:value="11158" table:style-name="ce17">
            <text:p>11,158</text:p>
          </table:table-cell>
          <table:table-cell office:value-type="float" office:value="10132" table:style-name="ce17">
            <text:p>10,132</text:p>
          </table:table-cell>
          <table:table-cell office:value-type="float" office:value="9.8035604100089344" table:style-name="ce18">
            <text:p>9.80</text:p>
          </table:table-cell>
          <table:table-cell office:value-type="float" office:value="12479" table:style-name="ce17">
            <text:p>12,479</text:p>
          </table:table-cell>
          <table:table-cell office:value-type="float" office:value="6560" table:style-name="ce17">
            <text:p>6,560</text:p>
          </table:table-cell>
          <table:table-cell office:value-type="float" office:value="5919" table:style-name="ce17">
            <text:p>5,919</text:p>
          </table:table-cell>
          <table:table-cell office:value-type="float" office:value="5.7462954606153822" table:style-name="ce18">
            <text:p>5.75</text:p>
          </table:table-cell>
          <table:table-cell office:value-type="float" office:value="179825" table:style-name="ce17">
            <text:p>179,825</text:p>
          </table:table-cell>
          <table:table-cell office:value-type="float" office:value="92224" table:style-name="ce17">
            <text:p>92,224</text:p>
          </table:table-cell>
          <table:table-cell office:value-type="float" office:value="87601" table:style-name="ce17">
            <text:p>87,601</text:p>
          </table:table-cell>
          <table:table-cell office:value-type="float" office:value="82.805319433060419" table:style-name="ce18">
            <text:p>82.81</text:p>
          </table:table-cell>
          <table:table-cell office:value-type="float" office:value="35931" table:style-name="ce17">
            <text:p>35,931</text:p>
          </table:table-cell>
          <table:table-cell office:value-type="float" office:value="16313" table:style-name="ce17">
            <text:p>16,313</text:p>
          </table:table-cell>
          <table:table-cell office:value-type="float" office:value="19618" table:style-name="ce17">
            <text:p>19,618</text:p>
          </table:table-cell>
          <table:table-cell office:value-type="float" office:value="16.545407660499343" table:style-name="ce18">
            <text:p>16.55</text:p>
          </table:table-cell>
          <table:table-cell table:number-columns-repeated="16352"/>
        </table:table-row>
        <table:table-row table:style-name="ro2">
          <table:table-cell office:value-type="string" table:style-name="ce16">
            <text:p>花蓮縣</text:p>
          </table:table-cell>
          <table:table-cell office:value-type="float" office:value="326576" table:style-name="ce17">
            <text:p>326,576</text:p>
          </table:table-cell>
          <table:table-cell office:value-type="float" office:value="165299" table:style-name="ce17">
            <text:p>165,299</text:p>
          </table:table-cell>
          <table:table-cell office:value-type="float" office:value="161277" table:style-name="ce17">
            <text:p>161,277</text:p>
          </table:table-cell>
          <table:table-cell office:value-type="float" office:value="12512" table:style-name="ce17">
            <text:p>12,512</text:p>
          </table:table-cell>
          <table:table-cell office:value-type="float" office:value="6518" table:style-name="ce17">
            <text:p>6,518</text:p>
          </table:table-cell>
          <table:table-cell office:value-type="float" office:value="5994" table:style-name="ce17">
            <text:p>5,994</text:p>
          </table:table-cell>
          <table:table-cell office:value-type="float" office:value="3.8312674538239189" table:style-name="ce18">
            <text:p>3.83</text:p>
          </table:table-cell>
          <table:table-cell office:value-type="float" office:value="17858" table:style-name="ce17">
            <text:p>17,858</text:p>
          </table:table-cell>
          <table:table-cell office:value-type="float" office:value="9296" table:style-name="ce17">
            <text:p>9,296</text:p>
          </table:table-cell>
          <table:table-cell office:value-type="float" office:value="8562" table:style-name="ce17">
            <text:p>8,562</text:p>
          </table:table-cell>
          <table:table-cell office:value-type="float" office:value="5.4682524129146053" table:style-name="ce19">
            <text:p>5.47</text:p>
          </table:table-cell>
          <table:table-cell office:value-type="float" office:value="30576" table:style-name="ce17">
            <text:p>30,576</text:p>
          </table:table-cell>
          <table:table-cell office:value-type="float" office:value="16002" table:style-name="ce17">
            <text:p>16,002</text:p>
          </table:table-cell>
          <table:table-cell office:value-type="float" office:value="14574" table:style-name="ce17">
            <text:p>14,574</text:p>
          </table:table-cell>
          <table:table-cell office:value-type="float" office:value="9.3625985987947669" table:style-name="ce18">
            <text:p>9.36</text:p>
          </table:table-cell>
          <table:table-cell office:value-type="float" office:value="33201" table:style-name="ce17">
            <text:p>33,201</text:p>
          </table:table-cell>
          <table:table-cell office:value-type="float" office:value="17365" table:style-name="ce17">
            <text:p>17,365</text:p>
          </table:table-cell>
          <table:table-cell office:value-type="float" office:value="15836" table:style-name="ce17">
            <text:p>15,836</text:p>
          </table:table-cell>
          <table:table-cell office:value-type="float" office:value="10.166393121356132" table:style-name="ce18">
            <text:p>10.17</text:p>
          </table:table-cell>
          <table:table-cell office:value-type="float" office:value="18111" table:style-name="ce17">
            <text:p>18,111</text:p>
          </table:table-cell>
          <table:table-cell office:value-type="float" office:value="9499" table:style-name="ce17">
            <text:p>9,499</text:p>
          </table:table-cell>
          <table:table-cell office:value-type="float" office:value="8612" table:style-name="ce17">
            <text:p>8,612</text:p>
          </table:table-cell>
          <table:table-cell office:value-type="float" office:value="5.5457228945176622" table:style-name="ce18">
            <text:p>5.55</text:p>
          </table:table-cell>
          <table:table-cell office:value-type="float" office:value="270004" table:style-name="ce17">
            <text:p>270,004</text:p>
          </table:table-cell>
          <table:table-cell office:value-type="float" office:value="135692" table:style-name="ce17">
            <text:p>135,692</text:p>
          </table:table-cell>
          <table:table-cell office:value-type="float" office:value="134312" table:style-name="ce17">
            <text:p>134,312</text:p>
          </table:table-cell>
          <table:table-cell office:value-type="float" office:value="82.677232864631804" table:style-name="ce18">
            <text:p>82.68</text:p>
          </table:table-cell>
          <table:table-cell office:value-type="float" office:value="53652" table:style-name="ce17">
            <text:p>53,652</text:p>
          </table:table-cell>
          <table:table-cell office:value-type="float" office:value="24658" table:style-name="ce17">
            <text:p>24,658</text:p>
          </table:table-cell>
          <table:table-cell office:value-type="float" office:value="28994" table:style-name="ce17">
            <text:p>28,994</text:p>
          </table:table-cell>
          <table:table-cell office:value-type="float" office:value="16.428641418842783" table:style-name="ce18">
            <text:p>16.43</text:p>
          </table:table-cell>
          <table:table-cell table:number-columns-repeated="16352"/>
        </table:table-row>
        <table:table-row table:style-name="ro2">
          <table:table-cell office:value-type="string" table:style-name="ce16">
            <text:p>澎湖縣</text:p>
          </table:table-cell>
          <table:table-cell office:value-type="float" office:value="105152" table:style-name="ce17">
            <text:p>105,152</text:p>
          </table:table-cell>
          <table:table-cell office:value-type="float" office:value="54272" table:style-name="ce17">
            <text:p>54,272</text:p>
          </table:table-cell>
          <table:table-cell office:value-type="float" office:value="50880" table:style-name="ce17">
            <text:p>50,880</text:p>
          </table:table-cell>
          <table:table-cell office:value-type="float" office:value="4284" table:style-name="ce17">
            <text:p>4,284</text:p>
          </table:table-cell>
          <table:table-cell office:value-type="float" office:value="2286" table:style-name="ce17">
            <text:p>2,286</text:p>
          </table:table-cell>
          <table:table-cell office:value-type="float" office:value="1998" table:style-name="ce17">
            <text:p>1,998</text:p>
          </table:table-cell>
          <table:table-cell office:value-type="float" office:value="4.074102251978089" table:style-name="ce18">
            <text:p>4.07</text:p>
          </table:table-cell>
          <table:table-cell office:value-type="float" office:value="5593" table:style-name="ce17">
            <text:p>5,593</text:p>
          </table:table-cell>
          <table:table-cell office:value-type="float" office:value="2981" table:style-name="ce17">
            <text:p>2,981</text:p>
          </table:table-cell>
          <table:table-cell office:value-type="float" office:value="2612" table:style-name="ce17">
            <text:p>2,612</text:p>
          </table:table-cell>
          <table:table-cell office:value-type="float" office:value="5.3189668289713934" table:style-name="ce19">
            <text:p>5.32</text:p>
          </table:table-cell>
          <table:table-cell office:value-type="float" office:value="8690" table:style-name="ce17">
            <text:p>8,690</text:p>
          </table:table-cell>
          <table:table-cell office:value-type="float" office:value="4598" table:style-name="ce17">
            <text:p>4,598</text:p>
          </table:table-cell>
          <table:table-cell office:value-type="float" office:value="4092" table:style-name="ce17">
            <text:p>4,092</text:p>
          </table:table-cell>
          <table:table-cell office:value-type="float" office:value="8.2642270237370674" table:style-name="ce18">
            <text:p>8.26</text:p>
          </table:table-cell>
          <table:table-cell office:value-type="float" office:value="9353" table:style-name="ce17">
            <text:p>9,353</text:p>
          </table:table-cell>
          <table:table-cell office:value-type="float" office:value="4941" table:style-name="ce17">
            <text:p>4,941</text:p>
          </table:table-cell>
          <table:table-cell office:value-type="float" office:value="4412" table:style-name="ce17">
            <text:p>4,412</text:p>
          </table:table-cell>
          <table:table-cell office:value-type="float" office:value="8.8947428484479598" table:style-name="ce18">
            <text:p>8.89</text:p>
          </table:table-cell>
          <table:table-cell office:value-type="float" office:value="4941" table:style-name="ce17">
            <text:p>4,941</text:p>
          </table:table-cell>
          <table:table-cell office:value-type="float" office:value="2579" table:style-name="ce17">
            <text:p>2,579</text:p>
          </table:table-cell>
          <table:table-cell office:value-type="float" office:value="2362" table:style-name="ce17">
            <text:p>2,362</text:p>
          </table:table-cell>
          <table:table-cell office:value-type="float" office:value="4.6989120511259888" table:style-name="ce18">
            <text:p>4.70</text:p>
          </table:table-cell>
          <table:table-cell office:value-type="float" office:value="88195" table:style-name="ce17">
            <text:p>88,195</text:p>
          </table:table-cell>
          <table:table-cell office:value-type="float" office:value="45260" table:style-name="ce17">
            <text:p>45,260</text:p>
          </table:table-cell>
          <table:table-cell office:value-type="float" office:value="42935" table:style-name="ce17">
            <text:p>42,935</text:p>
          </table:table-cell>
          <table:table-cell office:value-type="float" office:value="83.873820754716974" table:style-name="ce18">
            <text:p>83.87</text:p>
          </table:table-cell>
          <table:table-cell office:value-type="float" office:value="17145" table:style-name="ce17">
            <text:p>17,145</text:p>
          </table:table-cell>
          <table:table-cell office:value-type="float" office:value="7936" table:style-name="ce17">
            <text:p>7,936</text:p>
          </table:table-cell>
          <table:table-cell office:value-type="float" office:value="9209" table:style-name="ce17">
            <text:p>9,209</text:p>
          </table:table-cell>
          <table:table-cell office:value-type="float" office:value="16.30496804625685" table:style-name="ce18">
            <text:p>16.30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基隆市</text:p>
          </table:table-cell>
          <table:table-cell office:value-type="float" office:value="369132" table:style-name="ce17">
            <text:p>369,132</text:p>
          </table:table-cell>
          <table:table-cell office:value-type="float" office:value="184268" table:style-name="ce17">
            <text:p>184,268</text:p>
          </table:table-cell>
          <table:table-cell office:value-type="float" office:value="184864" table:style-name="ce17">
            <text:p>184,864</text:p>
          </table:table-cell>
          <table:table-cell office:value-type="float" office:value="11445" table:style-name="ce17">
            <text:p>11,445</text:p>
          </table:table-cell>
          <table:table-cell office:value-type="float" office:value="5916" table:style-name="ce17">
            <text:p>5,916</text:p>
          </table:table-cell>
          <table:table-cell office:value-type="float" office:value="5529" table:style-name="ce17">
            <text:p>5,529</text:p>
          </table:table-cell>
          <table:table-cell office:value-type="float" office:value="3.1005168882676117" table:style-name="ce18">
            <text:p>3.10</text:p>
          </table:table-cell>
          <table:table-cell office:value-type="float" office:value="16620" table:style-name="ce17">
            <text:p>16,620</text:p>
          </table:table-cell>
          <table:table-cell office:value-type="float" office:value="8589" table:style-name="ce17">
            <text:p>8,589</text:p>
          </table:table-cell>
          <table:table-cell office:value-type="float" office:value="8031" table:style-name="ce17">
            <text:p>8,031</text:p>
          </table:table-cell>
          <table:table-cell office:value-type="float" office:value="4.5024544065537535" table:style-name="ce19">
            <text:p>4.50</text:p>
          </table:table-cell>
          <table:table-cell office:value-type="float" office:value="29586" table:style-name="ce17">
            <text:p>29,586</text:p>
          </table:table-cell>
          <table:table-cell office:value-type="float" office:value="15299" table:style-name="ce17">
            <text:p>15,299</text:p>
          </table:table-cell>
          <table:table-cell office:value-type="float" office:value="14287" table:style-name="ce17">
            <text:p>14,287</text:p>
          </table:table-cell>
          <table:table-cell office:value-type="float" office:value="8.0150190175872051" table:style-name="ce18">
            <text:p>8.02</text:p>
          </table:table-cell>
          <table:table-cell office:value-type="float" office:value="32477" table:style-name="ce17">
            <text:p>32,477</text:p>
          </table:table-cell>
          <table:table-cell office:value-type="float" office:value="16831" table:style-name="ce17">
            <text:p>16,831</text:p>
          </table:table-cell>
          <table:table-cell office:value-type="float" office:value="15646" table:style-name="ce17">
            <text:p>15,646</text:p>
          </table:table-cell>
          <table:table-cell office:value-type="float" office:value="8.7982076872229982" table:style-name="ce18">
            <text:p>8.80</text:p>
          </table:table-cell>
          <table:table-cell office:value-type="float" office:value="18877" table:style-name="ce17">
            <text:p>18,877</text:p>
          </table:table-cell>
          <table:table-cell office:value-type="float" office:value="9919" table:style-name="ce17">
            <text:p>9,919</text:p>
          </table:table-cell>
          <table:table-cell office:value-type="float" office:value="8958" table:style-name="ce17">
            <text:p>8,958</text:p>
          </table:table-cell>
          <table:table-cell office:value-type="float" office:value="5.113888798586955" table:style-name="ce18">
            <text:p>5.11</text:p>
          </table:table-cell>
          <table:table-cell office:value-type="float" office:value="311778" table:style-name="ce17">
            <text:p>311,778</text:p>
          </table:table-cell>
          <table:table-cell office:value-type="float" office:value="154441" table:style-name="ce17">
            <text:p>154,441</text:p>
          </table:table-cell>
          <table:table-cell office:value-type="float" office:value="157337" table:style-name="ce17">
            <text:p>157,337</text:p>
          </table:table-cell>
          <table:table-cell office:value-type="float" office:value="84.462468710380023" table:style-name="ce18">
            <text:p>84.46</text:p>
          </table:table-cell>
          <table:table-cell office:value-type="float" office:value="60029" table:style-name="ce17">
            <text:p>60,029</text:p>
          </table:table-cell>
          <table:table-cell office:value-type="float" office:value="27092" table:style-name="ce17">
            <text:p>27,092</text:p>
          </table:table-cell>
          <table:table-cell office:value-type="float" office:value="32937" table:style-name="ce17">
            <text:p>32,937</text:p>
          </table:table-cell>
          <table:table-cell office:value-type="float" office:value="16.262204306318605" table:style-name="ce18">
            <text:p>16.26</text:p>
          </table:table-cell>
          <table:table-cell table:number-columns-repeated="16352"/>
        </table:table-row>
        <table:table-row table:style-name="ro2">
          <table:table-cell office:value-type="string" table:style-name="ce16">
            <text:p>新竹市</text:p>
          </table:table-cell>
          <table:table-cell office:value-type="float" office:value="447952" table:style-name="ce17">
            <text:p>447,952</text:p>
          </table:table-cell>
          <table:table-cell office:value-type="float" office:value="220885" table:style-name="ce17">
            <text:p>220,885</text:p>
          </table:table-cell>
          <table:table-cell office:value-type="float" office:value="227067" table:style-name="ce17">
            <text:p>227,067</text:p>
          </table:table-cell>
          <table:table-cell office:value-type="float" office:value="24226" table:style-name="ce17">
            <text:p>24,226</text:p>
          </table:table-cell>
          <table:table-cell office:value-type="float" office:value="12421" table:style-name="ce17">
            <text:p>12,421</text:p>
          </table:table-cell>
          <table:table-cell office:value-type="float" office:value="11805" table:style-name="ce17">
            <text:p>11,805</text:p>
          </table:table-cell>
          <table:table-cell office:value-type="float" office:value="5.4081687323641816" table:style-name="ce18">
            <text:p>5.41</text:p>
          </table:table-cell>
          <table:table-cell office:value-type="float" office:value="35735" table:style-name="ce17">
            <text:p>35,735</text:p>
          </table:table-cell>
          <table:table-cell office:value-type="float" office:value="18371" table:style-name="ce17">
            <text:p>18,371</text:p>
          </table:table-cell>
          <table:table-cell office:value-type="float" office:value="17364" table:style-name="ce17">
            <text:p>17,364</text:p>
          </table:table-cell>
          <table:table-cell office:value-type="float" office:value="7.977417223273922" table:style-name="ce19">
            <text:p>7.98</text:p>
          </table:table-cell>
          <table:table-cell office:value-type="float" office:value="62026" table:style-name="ce17">
            <text:p>62,026</text:p>
          </table:table-cell>
          <table:table-cell office:value-type="float" office:value="32233" table:style-name="ce17">
            <text:p>32,233</text:p>
          </table:table-cell>
          <table:table-cell office:value-type="float" office:value="29793" table:style-name="ce17">
            <text:p>29,793</text:p>
          </table:table-cell>
          <table:table-cell office:value-type="float" office:value="13.84657284709076" table:style-name="ce18">
            <text:p>13.85</text:p>
          </table:table-cell>
          <table:table-cell office:value-type="float" office:value="67050" table:style-name="ce17">
            <text:p>67,050</text:p>
          </table:table-cell>
          <table:table-cell office:value-type="float" office:value="34801" table:style-name="ce17">
            <text:p>34,801</text:p>
          </table:table-cell>
          <table:table-cell office:value-type="float" office:value="32249" table:style-name="ce17">
            <text:p>32,249</text:p>
          </table:table-cell>
          <table:table-cell office:value-type="float" office:value="14.968121584455476" table:style-name="ce18">
            <text:p>14.97</text:p>
          </table:table-cell>
          <table:table-cell office:value-type="float" office:value="29813" table:style-name="ce17">
            <text:p>29,813</text:p>
          </table:table-cell>
          <table:table-cell office:value-type="float" office:value="15515" table:style-name="ce17">
            <text:p>15,515</text:p>
          </table:table-cell>
          <table:table-cell office:value-type="float" office:value="14298" table:style-name="ce17">
            <text:p>14,298</text:p>
          </table:table-cell>
          <table:table-cell office:value-type="float" office:value="6.6554005786334249" table:style-name="ce18">
            <text:p>6.66</text:p>
          </table:table-cell>
          <table:table-cell office:value-type="float" office:value="344886" table:style-name="ce17">
            <text:p>344,886</text:p>
          </table:table-cell>
          <table:table-cell office:value-type="float" office:value="167323" table:style-name="ce17">
            <text:p>167,323</text:p>
          </table:table-cell>
          <table:table-cell office:value-type="float" office:value="177563" table:style-name="ce17">
            <text:p>177,563</text:p>
          </table:table-cell>
          <table:table-cell office:value-type="float" office:value="76.991731256920389" table:style-name="ce18">
            <text:p>76.99</text:p>
          </table:table-cell>
          <table:table-cell office:value-type="float" office:value="55343" table:style-name="ce17">
            <text:p>55,343</text:p>
          </table:table-cell>
          <table:table-cell office:value-type="float" office:value="24612" table:style-name="ce17">
            <text:p>24,612</text:p>
          </table:table-cell>
          <table:table-cell office:value-type="float" office:value="30731" table:style-name="ce17">
            <text:p>30,731</text:p>
          </table:table-cell>
          <table:table-cell office:value-type="float" office:value="12.354671929135264" table:style-name="ce18">
            <text:p>12.35</text:p>
          </table:table-cell>
          <table:table-cell table:number-columns-repeated="16352"/>
        </table:table-row>
        <table:table-row table:style-name="ro2">
          <table:table-cell office:value-type="string" table:style-name="ce16">
            <text:p>嘉義市</text:p>
          </table:table-cell>
          <table:table-cell office:value-type="float" office:value="267863" table:style-name="ce17">
            <text:p>267,863</text:p>
          </table:table-cell>
          <table:table-cell office:value-type="float" office:value="129955" table:style-name="ce17">
            <text:p>129,955</text:p>
          </table:table-cell>
          <table:table-cell office:value-type="float" office:value="137908" table:style-name="ce17">
            <text:p>137,908</text:p>
          </table:table-cell>
          <table:table-cell office:value-type="float" office:value="10588" table:style-name="ce17">
            <text:p>10,588</text:p>
          </table:table-cell>
          <table:table-cell office:value-type="float" office:value="5502" table:style-name="ce17">
            <text:p>5,502</text:p>
          </table:table-cell>
          <table:table-cell office:value-type="float" office:value="5086" table:style-name="ce17">
            <text:p>5,086</text:p>
          </table:table-cell>
          <table:table-cell office:value-type="float" office:value="3.952766899497131" table:style-name="ce18">
            <text:p>3.95</text:p>
          </table:table-cell>
          <table:table-cell office:value-type="float" office:value="15518" table:style-name="ce17">
            <text:p>15,518</text:p>
          </table:table-cell>
          <table:table-cell office:value-type="float" office:value="8075" table:style-name="ce17">
            <text:p>8,075</text:p>
          </table:table-cell>
          <table:table-cell office:value-type="float" office:value="7443" table:style-name="ce17">
            <text:p>7,443</text:p>
          </table:table-cell>
          <table:table-cell office:value-type="float" office:value="5.7932599873816093" table:style-name="ce19">
            <text:p>5.79</text:p>
          </table:table-cell>
          <table:table-cell office:value-type="float" office:value="28164" table:style-name="ce17">
            <text:p>28,164</text:p>
          </table:table-cell>
          <table:table-cell office:value-type="float" office:value="14749" table:style-name="ce17">
            <text:p>14,749</text:p>
          </table:table-cell>
          <table:table-cell office:value-type="float" office:value="13415" table:style-name="ce17">
            <text:p>13,415</text:p>
          </table:table-cell>
          <table:table-cell office:value-type="float" office:value="10.514330086648773" table:style-name="ce18">
            <text:p>10.51</text:p>
          </table:table-cell>
          <table:table-cell office:value-type="float" office:value="30839" table:style-name="ce17">
            <text:p>30,839</text:p>
          </table:table-cell>
          <table:table-cell office:value-type="float" office:value="16160" table:style-name="ce17">
            <text:p>16,160</text:p>
          </table:table-cell>
          <table:table-cell office:value-type="float" office:value="14679" table:style-name="ce17">
            <text:p>14,679</text:p>
          </table:table-cell>
          <table:table-cell office:value-type="float" office:value="11.512974916281831" table:style-name="ce18">
            <text:p>11.51</text:p>
          </table:table-cell>
          <table:table-cell office:value-type="float" office:value="17243" table:style-name="ce17">
            <text:p>17,243</text:p>
          </table:table-cell>
          <table:table-cell office:value-type="float" office:value="8968" table:style-name="ce17">
            <text:p>8,968</text:p>
          </table:table-cell>
          <table:table-cell office:value-type="float" office:value="8275" table:style-name="ce17">
            <text:p>8,275</text:p>
          </table:table-cell>
          <table:table-cell office:value-type="float" office:value="6.4372459055561979" table:style-name="ce18">
            <text:p>6.44</text:p>
          </table:table-cell>
          <table:table-cell office:value-type="float" office:value="215037" table:style-name="ce17">
            <text:p>215,037</text:p>
          </table:table-cell>
          <table:table-cell office:value-type="float" office:value="102315" table:style-name="ce17">
            <text:p>102,315</text:p>
          </table:table-cell>
          <table:table-cell office:value-type="float" office:value="112722" table:style-name="ce17">
            <text:p>112,722</text:p>
          </table:table-cell>
          <table:table-cell office:value-type="float" office:value="80.278724571889356" table:style-name="ce18">
            <text:p>80.28</text:p>
          </table:table-cell>
          <table:table-cell office:value-type="float" office:value="40898" table:style-name="ce17">
            <text:p>40,898</text:p>
          </table:table-cell>
          <table:table-cell office:value-type="float" office:value="18042" table:style-name="ce17">
            <text:p>18,042</text:p>
          </table:table-cell>
          <table:table-cell office:value-type="float" office:value="22856" table:style-name="ce17">
            <text:p>22,856</text:p>
          </table:table-cell>
          <table:table-cell office:value-type="float" office:value="15.268252800872087" table:style-name="ce18">
            <text:p>15.27</text:p>
          </table:table-cell>
          <table:table-cell table:number-columns-repeated="16352"/>
        </table:table-row>
        <table:table-row table:style-name="ro9">
          <table:table-cell office:value-type="string" table:style-name="ce12">
            <text:p>福建省</text:p>
          </table:table-cell>
          <table:table-cell office:value-type="float" office:value="153047" table:style-name="ce13">
            <text:p>153,047</text:p>
          </table:table-cell>
          <table:table-cell office:value-type="float" office:value="77368" table:style-name="ce13">
            <text:p>77,368</text:p>
          </table:table-cell>
          <table:table-cell office:value-type="float" office:value="75679" table:style-name="ce13">
            <text:p>75,679</text:p>
          </table:table-cell>
          <table:table-cell office:value-type="float" office:value="5752" table:style-name="ce13">
            <text:p>5,752</text:p>
          </table:table-cell>
          <table:table-cell office:value-type="float" office:value="2985" table:style-name="ce13">
            <text:p>2,985</text:p>
          </table:table-cell>
          <table:table-cell office:value-type="float" office:value="2767" table:style-name="ce13">
            <text:p>2,767</text:p>
          </table:table-cell>
          <table:table-cell office:value-type="float" office:value="3.7583226067809234" table:style-name="ce14">
            <text:p>3.76</text:p>
          </table:table-cell>
          <table:table-cell office:value-type="float" office:value="7535" table:style-name="ce13">
            <text:p>7,535</text:p>
          </table:table-cell>
          <table:table-cell office:value-type="float" office:value="3920" table:style-name="ce13">
            <text:p>3,920</text:p>
          </table:table-cell>
          <table:table-cell office:value-type="float" office:value="3615" table:style-name="ce13">
            <text:p>3,615</text:p>
          </table:table-cell>
          <table:table-cell office:value-type="float" office:value="4.9233242075963597" table:style-name="ce15">
            <text:p>4.92</text:p>
          </table:table-cell>
          <table:table-cell office:value-type="float" office:value="11778" table:style-name="ce13">
            <text:p>11,778</text:p>
          </table:table-cell>
          <table:table-cell office:value-type="float" office:value="6135" table:style-name="ce13">
            <text:p>6,135</text:p>
          </table:table-cell>
          <table:table-cell office:value-type="float" office:value="5643" table:style-name="ce13">
            <text:p>5,643</text:p>
          </table:table-cell>
          <table:table-cell office:value-type="float" office:value="7.6956751847471692" table:style-name="ce14">
            <text:p>7.70</text:p>
          </table:table-cell>
          <table:table-cell office:value-type="float" office:value="12599" table:style-name="ce13">
            <text:p>12,599</text:p>
          </table:table-cell>
          <table:table-cell office:value-type="float" office:value="6591" table:style-name="ce13">
            <text:p>6,591</text:p>
          </table:table-cell>
          <table:table-cell office:value-type="float" office:value="6008" table:style-name="ce13">
            <text:p>6,008</text:p>
          </table:table-cell>
          <table:table-cell office:value-type="float" office:value="8.2321117042477141" table:style-name="ce14">
            <text:p>8.23</text:p>
          </table:table-cell>
          <table:table-cell office:value-type="float" office:value="5711" table:style-name="ce13">
            <text:p>5,711</text:p>
          </table:table-cell>
          <table:table-cell office:value-type="float" office:value="3013" table:style-name="ce13">
            <text:p>3,013</text:p>
          </table:table-cell>
          <table:table-cell office:value-type="float" office:value="2698" table:style-name="ce13">
            <text:p>2,698</text:p>
          </table:table-cell>
          <table:table-cell office:value-type="float" office:value="3.7315334505086675" table:style-name="ce14">
            <text:p>3.73</text:p>
          </table:table-cell>
          <table:table-cell office:value-type="float" office:value="131244" table:style-name="ce13">
            <text:p>131,244</text:p>
          </table:table-cell>
          <table:table-cell office:value-type="float" office:value="66014" table:style-name="ce13">
            <text:p>66,014</text:p>
          </table:table-cell>
          <table:table-cell office:value-type="float" office:value="65230" table:style-name="ce13">
            <text:p>65,230</text:p>
          </table:table-cell>
          <table:table-cell office:value-type="float" office:value="85.754049409658478" table:style-name="ce14">
            <text:p>85.75</text:p>
          </table:table-cell>
          <table:table-cell office:value-type="float" office:value="20341" table:style-name="ce13">
            <text:p>20,341</text:p>
          </table:table-cell>
          <table:table-cell office:value-type="float" office:value="9862" table:style-name="ce13">
            <text:p>9,862</text:p>
          </table:table-cell>
          <table:table-cell office:value-type="float" office:value="10479" table:style-name="ce13">
            <text:p>10,479</text:p>
          </table:table-cell>
          <table:table-cell office:value-type="float" office:value="13.290688481316195" table:style-name="ce14">
            <text:p>13.29</text:p>
          </table:table-cell>
          <table:table-cell table:number-columns-repeated="16352"/>
        </table:table-row>
        <table:table-row table:style-name="ro10">
          <table:table-cell office:value-type="string" table:style-name="ce16">
            <text:p>金門縣</text:p>
          </table:table-cell>
          <table:table-cell office:value-type="float" office:value="139987" table:style-name="ce17">
            <text:p>139,987</text:p>
          </table:table-cell>
          <table:table-cell office:value-type="float" office:value="69898" table:style-name="ce17">
            <text:p>69,898</text:p>
          </table:table-cell>
          <table:table-cell office:value-type="float" office:value="70089" table:style-name="ce17">
            <text:p>70,089</text:p>
          </table:table-cell>
          <table:table-cell office:value-type="float" office:value="5123" table:style-name="ce17">
            <text:p>5,123</text:p>
          </table:table-cell>
          <table:table-cell office:value-type="float" office:value="2640" table:style-name="ce17">
            <text:p>2,640</text:p>
          </table:table-cell>
          <table:table-cell office:value-type="float" office:value="2483" table:style-name="ce17">
            <text:p>2,483</text:p>
          </table:table-cell>
          <table:table-cell office:value-type="float" office:value="3.6596255366569754" table:style-name="ce18">
            <text:p>3.66</text:p>
          </table:table-cell>
          <table:table-cell office:value-type="float" office:value="6721" table:style-name="ce17">
            <text:p>6,721</text:p>
          </table:table-cell>
          <table:table-cell office:value-type="float" office:value="3487" table:style-name="ce17">
            <text:p>3,487</text:p>
          </table:table-cell>
          <table:table-cell office:value-type="float" office:value="3234" table:style-name="ce17">
            <text:p>3,234</text:p>
          </table:table-cell>
          <table:table-cell office:value-type="float" office:value="4.8011601077242885" table:style-name="ce19">
            <text:p>4.80</text:p>
          </table:table-cell>
          <table:table-cell office:value-type="float" office:value="10513" table:style-name="ce17">
            <text:p>10,513</text:p>
          </table:table-cell>
          <table:table-cell office:value-type="float" office:value="5461" table:style-name="ce17">
            <text:p>5,461</text:p>
          </table:table-cell>
          <table:table-cell office:value-type="float" office:value="5052" table:style-name="ce17">
            <text:p>5,052</text:p>
          </table:table-cell>
          <table:table-cell office:value-type="float" office:value="7.5099830698564869" table:style-name="ce18">
            <text:p>7.51</text:p>
          </table:table-cell>
          <table:table-cell office:value-type="float" office:value="11246" table:style-name="ce17">
            <text:p>11,246</text:p>
          </table:table-cell>
          <table:table-cell office:value-type="float" office:value="5874" table:style-name="ce17">
            <text:p>5,874</text:p>
          </table:table-cell>
          <table:table-cell office:value-type="float" office:value="5372" table:style-name="ce17">
            <text:p>5,372</text:p>
          </table:table-cell>
          <table:table-cell office:value-type="float" office:value="8.0336031202897402" table:style-name="ce18">
            <text:p>8.03</text:p>
          </table:table-cell>
          <table:table-cell office:value-type="float" office:value="5150" table:style-name="ce17">
            <text:p>5,150</text:p>
          </table:table-cell>
          <table:table-cell office:value-type="float" office:value="2700" table:style-name="ce17">
            <text:p>2,700</text:p>
          </table:table-cell>
          <table:table-cell office:value-type="float" office:value="2450" table:style-name="ce17">
            <text:p>2,450</text:p>
          </table:table-cell>
          <table:table-cell office:value-type="float" office:value="3.678913041925322" table:style-name="ce18">
            <text:p>3.68</text:p>
          </table:table-cell>
          <table:table-cell office:value-type="float" office:value="120362" table:style-name="ce17">
            <text:p>120,362</text:p>
          </table:table-cell>
          <table:table-cell office:value-type="float" office:value="59727" table:style-name="ce17">
            <text:p>59,727</text:p>
          </table:table-cell>
          <table:table-cell office:value-type="float" office:value="60635" table:style-name="ce17">
            <text:p>60,635</text:p>
          </table:table-cell>
          <table:table-cell office:value-type="float" office:value="85.980841078100113" table:style-name="ce18">
            <text:p>85.98</text:p>
          </table:table-cell>
          <table:table-cell office:value-type="float" office:value="18798" table:style-name="ce17">
            <text:p>18,798</text:p>
          </table:table-cell>
          <table:table-cell office:value-type="float" office:value="9031" table:style-name="ce17">
            <text:p>9,031</text:p>
          </table:table-cell>
          <table:table-cell office:value-type="float" office:value="9767" table:style-name="ce17">
            <text:p>9,767</text:p>
          </table:table-cell>
          <table:table-cell office:value-type="float" office:value="13.428389779050912" table:style-name="ce18">
            <text:p>13.43</text:p>
          </table:table-cell>
          <table:table-cell table:number-columns-repeated="16352"/>
        </table:table-row>
        <table:table-row table:style-name="ro11">
          <table:table-cell office:value-type="string" table:style-name="ce20">
            <text:p>連江縣</text:p>
          </table:table-cell>
          <table:table-cell office:value-type="float" office:value="13060" table:style-name="ce21">
            <text:p>13,060</text:p>
          </table:table-cell>
          <table:table-cell office:value-type="float" office:value="7470" table:style-name="ce22">
            <text:p>7,470</text:p>
          </table:table-cell>
          <table:table-cell office:value-type="float" office:value="5590" table:style-name="ce22">
            <text:p>5,590</text:p>
          </table:table-cell>
          <table:table-cell office:value-type="float" office:value="629" table:style-name="ce21">
            <text:p>629</text:p>
          </table:table-cell>
          <table:table-cell office:value-type="float" office:value="345" table:style-name="ce22">
            <text:p>345</text:p>
          </table:table-cell>
          <table:table-cell office:value-type="float" office:value="284" table:style-name="ce22">
            <text:p>284</text:p>
          </table:table-cell>
          <table:table-cell office:value-type="float" office:value="4.8162327718223583" table:style-name="ce23">
            <text:p>4.82</text:p>
          </table:table-cell>
          <table:table-cell office:value-type="float" office:value="814" table:style-name="ce21">
            <text:p>814</text:p>
          </table:table-cell>
          <table:table-cell office:value-type="float" office:value="433" table:style-name="ce22">
            <text:p>433</text:p>
          </table:table-cell>
          <table:table-cell office:value-type="float" office:value="381" table:style-name="ce22">
            <text:p>381</text:p>
          </table:table-cell>
          <table:table-cell office:value-type="float" office:value="6.2327718223583464" table:style-name="ce24">
            <text:p>6.23</text:p>
          </table:table-cell>
          <table:table-cell office:value-type="float" office:value="1265" table:style-name="ce21">
            <text:p>1,265</text:p>
          </table:table-cell>
          <table:table-cell office:value-type="float" office:value="674" table:style-name="ce22">
            <text:p>674</text:p>
          </table:table-cell>
          <table:table-cell office:value-type="float" office:value="591" table:style-name="ce22">
            <text:p>591</text:p>
          </table:table-cell>
          <table:table-cell office:value-type="float" office:value="9.686064318529862" table:style-name="ce23">
            <text:p>9.69</text:p>
          </table:table-cell>
          <table:table-cell office:value-type="float" office:value="1353" table:style-name="ce21">
            <text:p>1,353</text:p>
          </table:table-cell>
          <table:table-cell office:value-type="float" office:value="717" table:style-name="ce22">
            <text:p>717</text:p>
          </table:table-cell>
          <table:table-cell office:value-type="float" office:value="636" table:style-name="ce22">
            <text:p>636</text:p>
          </table:table-cell>
          <table:table-cell office:value-type="float" office:value="10.359877488514549" table:style-name="ce23">
            <text:p>10.36</text:p>
          </table:table-cell>
          <table:table-cell office:value-type="float" office:value="561" table:style-name="ce21">
            <text:p>561</text:p>
          </table:table-cell>
          <table:table-cell office:value-type="float" office:value="313" table:style-name="ce22">
            <text:p>313</text:p>
          </table:table-cell>
          <table:table-cell office:value-type="float" office:value="248" table:style-name="ce22">
            <text:p>248</text:p>
          </table:table-cell>
          <table:table-cell office:value-type="float" office:value="4.2955589586523732" table:style-name="ce23">
            <text:p>4.30</text:p>
          </table:table-cell>
          <table:table-cell office:value-type="float" office:value="10882" table:style-name="ce21">
            <text:p>10,882</text:p>
          </table:table-cell>
          <table:table-cell office:value-type="float" office:value="6287" table:style-name="ce22">
            <text:p>6,287</text:p>
          </table:table-cell>
          <table:table-cell office:value-type="float" office:value="4595" table:style-name="ce22">
            <text:p>4,595</text:p>
          </table:table-cell>
          <table:table-cell office:value-type="float" office:value="83.323124042879016" table:style-name="ce23">
            <text:p>83.32</text:p>
          </table:table-cell>
          <table:table-cell office:value-type="float" office:value="1543" table:style-name="ce21">
            <text:p>1,543</text:p>
          </table:table-cell>
          <table:table-cell office:value-type="float" office:value="831" table:style-name="ce22">
            <text:p>831</text:p>
          </table:table-cell>
          <table:table-cell office:value-type="float" office:value="712" table:style-name="ce22">
            <text:p>712</text:p>
          </table:table-cell>
          <table:table-cell office:value-type="float" office:value="11.814701378254211" table:style-name="ce23">
            <text:p>11.81</text:p>
          </table:table-cell>
          <table:table-cell table:number-columns-repeated="16352" table:style-name="ce25"/>
        </table:table-row>
        <table:table-row table:style-name="ro12">
          <table:table-cell office:value-type="string" table:style-name="ce26">
            <text:p>說明：本表各年齡結構指標項目係屬部分統計，各年齡指標欄位合計數不等於總人口數。</text:p>
          </table:table-cell>
          <table:table-cell table:number-columns-repeated="3" table:style-name="ce27"/>
          <table:table-cell table:number-columns-repeated="3" table:style-name="ce28"/>
          <table:table-cell table:style-name="ce29"/>
          <table:table-cell table:number-columns-repeated="16" table:style-name="ce30"/>
          <table:table-cell table:number-columns-repeated="3" table:style-name="ce31"/>
          <table:table-cell table:number-columns-repeated="4" table:style-name="ce32"/>
          <table:table-cell office:value-type="string" table:style-name="ce33">
            <text:p>內政部戶政司 民國108年10月7日編製</text:p>
          </table:table-cell>
          <table:table-cell table:number-columns-repeated="16352"/>
        </table:table-row>
        <table:table-row table:number-rows-repeated="1048546" table:style-name="ro13">
          <table:table-cell table:number-columns-repeated="16384"/>
        </table:table-row>
        <table:named-expressions>
          <table:named-expression table:name="\a" table:expression="of:=[.#REF!]" table:base-cell-address="05-年齡結構.$A$1"/>
          <table:named-expression table:name="\b" table:expression="of:=[.#REF!]" table:base-cell-address="05-年齡結構.$A$1"/>
          <table:named-expression table:name="NAME" table:expression="of:=[.#REF!]" table:base-cell-address="05-年齡結構.$A$1"/>
          <table:named-expression table:name="P_1" table:expression="of:=[.#REF!]" table:base-cell-address="05-年齡結構.$A$1"/>
          <table:named-expression table:name="P_11" table:expression="of:=[.#REF!]" table:base-cell-address="05-年齡結構.$A$1"/>
          <table:named-expression table:name="P_2" table:expression="of:=[.#REF!]" table:base-cell-address="05-年齡結構.$A$1"/>
          <table:named-range table:name="Print_Area" table:cell-range-address="05-年齡結構.$A$1:05-年齡結構.$AF$30" table:base-cell-address="05-年齡結構.$A$1"/>
          <table:named-expression table:name="PRINT_AREA_MI" table:expression="of:=[.#REF!]" table:base-cell-address="05-年齡結構.$A$1"/>
          <table:named-expression table:name="rd_rf_f_97y_9802_data" table:expression="of:=[.#REF!]" table:base-cell-address="05-年齡結構.$A$1"/>
          <table:named-expression table:name="rd_rg_f_84y_97y_data" table:expression="of:=[.#REF!]" table:base-cell-address="05-年齡結構.$A$1"/>
          <table:named-expression table:name="rd_rg_f_9805_data" table:expression="of:=[.#REF!]" table:base-cell-address="05-年齡結構.$A$1"/>
          <table:named-expression table:name="rd_rg_f_9806_data" table:expression="of:=[.#REF!]" table:base-cell-address="05-年齡結構.$A$1"/>
          <table:named-expression table:name="rd_rg_f_9807_data" table:expression="of:=[.#REF!]" table:base-cell-address="05-年齡結構.$A$1"/>
          <table:named-expression table:name="rd_rg_f_9808_data" table:expression="of:=[.#REF!]" table:base-cell-address="05-年齡結構.$A$1"/>
          <table:named-expression table:name="rd_rg_f_98y_9803_data" table:expression="of:=[.#REF!]" table:base-cell-address="05-年齡結構.$A$1"/>
          <table:named-expression table:name="rd_rg_f_98y_9804_data" table:expression="of:=[.#REF!]" table:base-cell-address="05-年齡結構.$A$1"/>
          <table:named-expression table:name="rd_rg_q_84y_97y_data" table:expression="of:=[.#REF!]" table:base-cell-address="05-年齡結構.$A$1"/>
          <table:named-expression table:name="rd_rg_q_97y_9802_data" table:expression="of:=[.#REF!]" table:base-cell-address="05-年齡結構.$A$1"/>
          <table:named-expression table:name="rd_rg_q_9805_data" table:expression="of:=[.#REF!]" table:base-cell-address="05-年齡結構.$A$1"/>
          <table:named-expression table:name="rd_rg_q_9806_data" table:expression="of:=[.#REF!]" table:base-cell-address="05-年齡結構.$A$1"/>
          <table:named-expression table:name="rd_rg_q_9807_data" table:expression="of:=[.#REF!]" table:base-cell-address="05-年齡結構.$A$1"/>
          <table:named-expression table:name="rd_rg_q_9808_data" table:expression="of:=[.#REF!]" table:base-cell-address="05-年齡結構.$A$1"/>
          <table:named-expression table:name="rd_rg_q_98y_9803_data" table:expression="of:=[.#REF!]" table:base-cell-address="05-年齡結構.$A$1"/>
          <table:named-expression table:name="rd_rg_q_98y_9804_data" table:expression="of:=[.#REF!]" table:base-cell-address="05-年齡結構.$A$1"/>
          <table:named-expression table:name="rd_rg_q9607" table:expression="of:=[.#REF!]" table:base-cell-address="05-年齡結構.$A$1"/>
          <table:named-expression table:name="rd_t_84y_97y_data" table:expression="of:=[.#REF!]" table:base-cell-address="05-年齡結構.$A$1"/>
          <table:named-expression table:name="rd_t_97y_9802_data" table:expression="of:=[.#REF!]" table:base-cell-address="05-年齡結構.$A$1"/>
          <table:named-expression table:name="rd_t_9805_data" table:expression="of:=[.#REF!]" table:base-cell-address="05-年齡結構.$A$1"/>
          <table:named-expression table:name="rd_t_9806_data" table:expression="of:=[.#REF!]" table:base-cell-address="05-年齡結構.$A$1"/>
          <table:named-expression table:name="rd_t_9807_data" table:expression="of:=[.#REF!]" table:base-cell-address="05-年齡結構.$A$1"/>
          <table:named-expression table:name="rd_t_9808_data" table:expression="of:=[.#REF!]" table:base-cell-address="05-年齡結構.$A$1"/>
          <table:named-expression table:name="rd_t_98y_9803_data" table:expression="of:=[.#REF!]" table:base-cell-address="05-年齡結構.$A$1"/>
          <table:named-expression table:name="rd_t_98y_9804_data" table:expression="of:=[.#REF!]" table:base-cell-address="05-年齡結構.$A$1"/>
          <table:named-expression table:name="rd_t9607" table:expression="of:=[.#REF!]" table:base-cell-address="05-年齡結構.$A$1"/>
          <table:named-expression table:name="月底人口數" table:expression="of:=[.#REF!]" table:base-cell-address="05-年齡結構.$A$1"/>
          <table:named-expression table:name="出生" table:expression="of:=[.#REF!]" table:base-cell-address="05-年齡結構.$A$1"/>
          <table:named-expression table:name="死亡" table:expression="of:=[.#REF!]" table:base-cell-address="05-年齡結構.$A$1"/>
          <table:named-expression table:name="結婚" table:expression="of:=[.#REF!]" table:base-cell-address="05-年齡結構.$A$1"/>
          <table:named-expression table:name="鄰數戶數" table:expression="of:=[.#REF!]" table:base-cell-address="05-年齡結構.$A$1"/>
          <table:named-expression table:name="離婚" table:expression="of:=[.#REF!]" table:base-cell-address="05-年齡結構.$A$1"/>
        </table:named-expressions>
      </table:table>
      <table:table table:name="'file:///D:/袖0/01--速（月）報/3.速(月)報套印/108.9%20各月(03以外).xlsx'#新02性比例等-年月別" table:style-name="ta2">
        <table:table-source xlink:href="file:///D:/袖0/01--速（月）報/3.速(月)報套印/108.9%20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2-縣市別" table:style-name="ta2">
        <table:table-source xlink:href="file:///D:/袖0/01--速（月）報/3.速(月)報套印/108.9%20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4-單一年齡" table:style-name="ta2">
        <table:table-source xlink:href="file:///D:/袖0/01--速（月）報/3.速(月)報套印/108.9%20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5-年齡結構" table:style-name="ta2">
        <table:table-source xlink:href="file:///D:/袖0/01--速（月）報/3.速(月)報套印/108.9%20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6_人口增加&amp;生死結離" table:style-name="ta2">
        <table:table-source xlink:href="file:///D:/袖0/01--速（月）報/3.速(月)報套印/108.9%20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7出生-年月別" table:style-name="ta2">
        <table:table-source xlink:href="file:///D:/袖0/01--速（月）報/3.速(月)報套印/108.9%20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7-縣市別" table:style-name="ta2">
        <table:table-source xlink:href="file:///D:/袖0/01--速（月）報/3.速(月)報套印/108.9%20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年月別" table:style-name="ta2">
        <table:table-source xlink:href="file:///D:/袖0/01--速（月）報/3.速(月)報套印/108.9%20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縣市別" table:style-name="ta2">
        <table:table-source xlink:href="file:///D:/袖0/01--速（月）報/3.速(月)報套印/108.9%20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設籍情形" table:style-name="ta2">
        <table:table-source xlink:href="file:///D:/袖0/01--速（月）報/3.速(月)報套印/108.9%20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年月別_" table:style-name="ta2">
        <table:table-source xlink:href="file:///D:/袖0/01--速（月）報/3.速(月)報套印/108.9%20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縣市別_" table:style-name="ta2">
        <table:table-source xlink:href="file:///D:/袖0/01--速（月）報/3.速(月)報套印/108.9%20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設籍情形_" table:style-name="ta2">
        <table:table-source xlink:href="file:///D:/袖0/01--速（月）報/3.速(月)報套印/108.9%20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0_年月別-新" table:style-name="ta2">
        <table:table-source xlink:href="file:///D:/袖0/01--速（月）報/3.速(月)報套印/108.9%20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0_縣市別-新" table:style-name="ta2">
        <table:table-source xlink:href="file:///D:/袖0/01--速（月）報/3.速(月)報套印/108.9%20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1-遷徙" table:style-name="ta2">
        <table:table-source xlink:href="file:///D:/袖0/01--速（月）報/3.速(月)報套印/108.9%20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 style:font-family-generic="swiss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 style:font-family-generic="swiss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0-04T10:15:55Z</meta:creation-date>
    <dc:date>2019-11-06T09:54:42Z</dc:date>
  </office:meta>
</office:document-meta>
</file>